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JetBrains Mono" svg:font-family="'JetBrains Mono'" style:font-adornments="Standard" style:font-family-generic="modern" style:font-pitch="fixed"/>
    <style:font-face style:name="JetBrains Mono Bold" svg:font-family="'JetBrains Mono Bold'" style:font-adornments="Grassetto" style:font-family-generic="modern" style:font-pitch="fixed"/>
    <style:font-face style:name="JetBrains Mono Extra Bold" svg:font-family="'JetBrains Mono Extra Bold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e" style:font-family-generic="swiss" style:font-pitch="variable"/>
    <style:font-face style:name="Segoe UI Black" svg:font-family="'Segoe UI Black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reak-before="page" fo:background-color="#ffffff" fo:padding="0cm" fo:border="none" style:shadow="none"/>
      <style:text-properties fo:color="#000000" loext:opacity="100%" style:font-name="Consolas" fo:font-size="12pt" fo:font-weight="normal" officeooo:rsid="016ecd28" officeooo:paragraph-rsid="025a22f2" fo:background-color="#ffffff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ackground-color="#ffffff" fo:padding="0cm" fo:border="none" style:shadow="none"/>
      <style:text-properties fo:font-size="12pt" officeooo:rsid="016ecd28" officeooo:paragraph-rsid="025a22f2" style:font-size-asian="12pt" style:font-size-complex="12pt"/>
    </style:style>
    <style:style style:name="P3" style:family="paragraph" style:parent-style-name="Standard">
      <style:paragraph-properties style:line-height-at-least="0.335cm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style:line-height-at-least="0.335cm"/>
      <style:text-properties fo:color="#000000" loext:opacity="100%" style:font-name="Consolas" fo:font-size="10.5pt" fo:font-weight="normal" fo:background-color="#ffffff" style:font-size-asian="10.5pt" style:font-size-complex="10.5pt"/>
    </style:style>
    <style:style style:name="P5" style:family="paragraph" style:parent-style-name="Standard">
      <style:paragraph-properties style:line-height-at-least="0.335cm"/>
      <style:text-properties fo:color="#000000" loext:opacity="100%" fo:font-size="12pt" fo:background-color="#ffffff" style:font-size-asian="12pt" style:font-size-complex="12pt"/>
    </style:style>
    <style:style style:name="P6" style:family="paragraph" style:parent-style-name="Standard">
      <style:paragraph-properties style:line-height-at-least="0.335cm"/>
      <style:text-properties fo:color="#000000" loext:opacity="100%" fo:font-size="12pt" officeooo:paragraph-rsid="025b4206" fo:background-color="#ffffff" style:font-size-asian="12pt" style:font-size-complex="12pt"/>
    </style:style>
    <style:style style:name="P7" style:family="paragraph" style:parent-style-name="Standard">
      <style:paragraph-properties style:line-height-at-least="0.335cm"/>
      <style:text-properties fo:color="#000000" loext:opacity="100%" fo:font-size="12pt" fo:background-color="#dee7e5" style:font-size-asian="12pt" style:font-size-complex="12pt"/>
    </style:style>
    <style:style style:name="P8" style:family="paragraph" style:parent-style-name="Standard">
      <style:paragraph-properties style:line-height-at-least="0.335cm"/>
      <style:text-properties fo:color="#000000" loext:opacity="100%" fo:font-size="12pt" officeooo:paragraph-rsid="025b4206" fo:background-color="#dee7e5" style:font-size-asian="12pt" style:font-size-complex="12pt"/>
    </style:style>
    <style:style style:name="P9" style:family="paragraph" style:parent-style-name="Standard">
      <style:paragraph-properties style:line-height-at-least="0.335cm"/>
      <style:text-properties fo:color="#000000" loext:opacity="100%" fo:font-size="10.5pt" fo:background-color="#ffffff" style:font-size-asian="10.5pt" style:font-size-complex="10.5pt"/>
    </style:style>
    <style:style style:name="P10" style:family="paragraph" style:parent-style-name="Standard">
      <style:paragraph-properties style:line-height-at-least="0.335cm"/>
      <style:text-properties fo:color="#000000" loext:opacity="100%" fo:font-size="10.5pt" officeooo:paragraph-rsid="025b5338" fo:background-color="#ffffff" style:font-size-asian="10.5pt" style:font-size-complex="10.5pt"/>
    </style:style>
    <style:style style:name="P11" style:family="paragraph" style:parent-style-name="Standard">
      <style:paragraph-properties style:line-height-at-least="0.335cm"/>
      <style:text-properties fo:color="#800000" loext:opacity="100%" style:font-name="Consolas" fo:font-size="12pt" fo:font-weight="normal" fo:background-color="#ffffff" style:font-size-asian="12pt" style:font-size-complex="12pt"/>
    </style:style>
    <style:style style:name="P12" style:family="paragraph" style:parent-style-name="Standard">
      <style:paragraph-properties style:line-height-at-least="0.335cm"/>
      <style:text-properties fo:color="#800000" loext:opacity="100%" style:font-name="Consolas" fo:font-size="10.5pt" fo:font-weight="normal" fo:background-color="#ffffff" style:font-size-asian="10.5pt" style:font-size-complex="10.5pt"/>
    </style:style>
    <style:style style:name="P13" style:family="paragraph" style:parent-style-name="Standard">
      <style:paragraph-properties style:line-height-at-least="0.335cm"/>
      <style:text-properties fo:color="#008000" loext:opacity="100%" style:font-name="Consolas" fo:font-size="10.5pt" fo:font-weight="normal" fo:background-color="#ffffff" style:font-size-asian="10.5pt" style:font-size-complex="10.5pt"/>
    </style:style>
    <style:style style:name="P14" style:family="paragraph" style:parent-style-name="Standard">
      <style:paragraph-properties style:line-height-at-least="0.335cm"/>
      <style:text-properties fo:color="#008000" loext:opacity="100%" fo:font-size="10.5pt" fo:background-color="#ffffff" style:font-size-asian="10.5pt" style:font-size-complex="10.5pt"/>
    </style:style>
    <style:style style:name="P15" style:family="paragraph" style:parent-style-name="Standard">
      <style:paragraph-properties style:line-height-at-least="0.335cm"/>
      <style:text-properties fo:font-size="12pt" style:font-size-asian="12pt" style:font-size-complex="12pt"/>
    </style:style>
    <style:style style:name="P16" style:family="paragraph" style:parent-style-name="Standard">
      <style:paragraph-properties style:line-height-at-least="0.335cm"/>
      <style:text-properties fo:font-size="12pt" officeooo:paragraph-rsid="025b4206" style:font-size-asian="12pt" style:font-size-complex="12pt"/>
    </style:style>
    <style:style style:name="P17" style:family="paragraph" style:parent-style-name="Standard">
      <style:paragraph-properties style:line-height-at-least="0.335cm"/>
      <style:text-properties fo:font-size="12pt" officeooo:paragraph-rsid="025b4206" fo:background-color="#dee7e5" style:font-size-asian="12pt" style:font-size-complex="12pt"/>
    </style:style>
    <style:style style:name="P18" style:family="paragraph" style:parent-style-name="Standard">
      <style:paragraph-properties style:line-height-at-least="0.335cm"/>
      <style:text-properties fo:font-size="10.5pt" style:font-size-asian="10.5pt" style:font-size-complex="10.5pt"/>
    </style:style>
    <style:style style:name="P19" style:family="paragraph" style:parent-style-name="Standard">
      <style:paragraph-properties fo:margin-top="0cm" fo:margin-bottom="0.499cm" style:contextual-spacing="false" style:line-height-at-least="0.335cm"/>
      <style:text-properties fo:font-size="10.5pt" style:font-size-asian="10.5pt" style:font-size-complex="10.5pt"/>
    </style:style>
    <style:style style:name="T1" style:family="text">
      <style:text-properties fo:color="#0033b3" loext:opacity="100%" style:font-name="JetBrains Mono1" fo:font-style="normal" style:font-style-asian="normal" style:font-weight-asian="normal"/>
    </style:style>
    <style:style style:name="T2" style:family="text">
      <style:text-properties fo:color="#0033b3" loext:opacity="100%" style:font-name="JetBrains Mono1" fo:font-style="normal" fo:font-weight="normal" style:font-style-asian="normal" style:font-weight-asian="normal"/>
    </style:style>
    <style:style style:name="T3" style:family="text">
      <style:text-properties style:font-name="Consolas" fo:font-weight="normal"/>
    </style:style>
    <style:style style:name="T4" style:family="text">
      <style:text-properties style:font-name="Consolas" fo:font-weight="normal" fo:background-color="#ffdbb6" loext:char-shading-value="0"/>
    </style:style>
    <style:style style:name="T5" style:family="text">
      <style:text-properties style:font-name="Consolas" fo:font-weight="normal" fo:background-color="#ffdbb6" loext:char-shading-value="0"/>
    </style:style>
    <style:style style:name="T6" style:family="text">
      <style:text-properties style:font-name="Consolas" fo:font-weight="normal" fo:background-color="#fff5ce" loext:char-shading-value="0"/>
    </style:style>
    <style:style style:name="T7" style:family="text">
      <style:text-properties style:font-name="Consolas" fo:font-weight="normal" fo:background-color="#dee7e5" loext:char-shading-value="0"/>
    </style:style>
    <style:style style:name="T8" style:family="text">
      <style:text-properties style:font-name="Consolas" fo:font-weight="normal" fo:background-color="#dee7e5" loext:char-shading-value="0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style:font-name="Consolas" fo:font-weight="normal"/>
    </style:style>
    <style:style style:name="T11" style:family="text">
      <style:text-properties fo:color="#000000" loext:opacity="100%" style:font-name="Consolas" fo:font-weight="normal" fo:background-color="#ffffff" loext:char-shading-value="0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style:font-name="Consolas" fo:font-weight="normal"/>
    </style:style>
    <style:style style:name="T14" style:family="text">
      <style:text-properties fo:color="#0000ff" loext:opacity="100%" style:font-name="Consolas" fo:font-weight="normal" fo:background-color="#ffdbb6" loext:char-shading-value="0"/>
    </style:style>
    <style:style style:name="T15" style:family="text">
      <style:text-properties fo:color="#0000ff" loext:opacity="100%" style:font-name="Consolas" fo:font-weight="normal" fo:background-color="#ffdbb6" loext:char-shading-value="0"/>
    </style:style>
    <style:style style:name="T16" style:family="text">
      <style:text-properties fo:color="#0000ff" loext:opacity="100%" style:font-name="Consolas" fo:font-weight="normal" fo:background-color="#fff5ce" loext:char-shading-value="0"/>
    </style:style>
    <style:style style:name="T17" style:family="text">
      <style:text-properties fo:color="#0000ff" loext:opacity="100%" style:font-name="Consolas" fo:font-weight="normal" fo:background-color="#dee7e5" loext:char-shading-value="0"/>
    </style:style>
    <style:style style:name="T18" style:family="text">
      <style:text-properties fo:color="#0000ff" loext:opacity="100%" style:font-name="Consolas" fo:font-weight="normal" fo:background-color="#dee7e5" loext:char-shading-value="0"/>
    </style:style>
    <style:style style:name="T19" style:family="text">
      <style:text-properties fo:color="#0000ff" loext:opacity="100%" style:font-name="Consolas" fo:font-weight="normal" fo:background-color="#ffffff" loext:char-shading-value="0"/>
    </style:style>
    <style:style style:name="T20" style:family="text">
      <style:text-properties fo:color="#098658" loext:opacity="100%" style:font-name="Consolas" fo:font-weight="normal"/>
    </style:style>
    <style:style style:name="T21" style:family="text">
      <style:text-properties fo:color="#a31515" loext:opacity="100%" style:font-name="Consolas" fo:font-weight="normal"/>
    </style:style>
    <style:style style:name="T22" style:family="text">
      <style:text-properties fo:color="#a31515" loext:opacity="100%" style:font-name="Consolas" fo:font-weight="normal" fo:background-color="#ffffff" loext:char-shading-value="0"/>
    </style:style>
    <style:style style:name="T23" style:family="text">
      <style:text-properties fo:color="#008000" loext:opacity="100%" style:font-name="Consolas" fo:font-weight="normal"/>
    </style:style>
    <style:style style:name="T24" style:family="text">
      <style:text-properties fo:color="#800000" loext:opacity="100%"/>
    </style:style>
    <style:style style:name="T25" style:family="text">
      <style:text-properties fo:color="#800000" loext:opacity="100%" style:font-name="Consolas" fo:font-weight="normal"/>
    </style:style>
    <style:style style:name="T26" style:family="text">
      <style:text-properties fo:color="#ff0000" loext:opacity="100%"/>
    </style:style>
    <style:style style:name="T27" style:family="text">
      <style:text-properties fo:color="#ff0000" loext:opacity="100%" style:font-name="Consolas" fo:font-weight="normal"/>
    </style:style>
    <style:style style:name="T28" style:family="text">
      <style:text-properties fo:background-color="#dee7e5" loext:char-shading-value="0"/>
    </style:style>
    <style:style style:name="T29" style:family="text">
      <style:text-properties fo:background-color="#dee7e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% extends 'base-no-nav.html' %}</text:span></text:p>
      <text:p text:style-name="P3">{% load static %}</text:p>
      <text:p text:style-name="P3">{% block content %}</text:p>
      <text:p text:style-name="P11">&lt;script&gt;</text:p>
      <text:p text:style-name="P11"/>
      <text:p text:style-name="P5"> <text:span text:style-name="T29"> </text:span><text:span text:style-name="T18">function</text:span><text:span text:style-name="T8"> isEmpty(obj) {</text:span></text:p>
      <text:p text:style-name="P5">    <text:span text:style-name="T13">return</text:span><text:span text:style-name="T3"> Object.keys(obj).length === </text:span><text:span text:style-name="T20">0</text:span><text:span text:style-name="T3">;</text:span></text:p>
      <text:p text:style-name="P5">  <text:span text:style-name="T3">}</text:span></text:p>
      <text:p text:style-name="P5"><text:span text:style-name="T3"/></text:p>
      <text:p text:style-name="P5">  <text:span text:style-name="T18">function</text:span><text:span text:style-name="T8"> getSuggestions(word) {</text:span></text:p>
      <text:p text:style-name="P5">    <text:span text:style-name="T13">const</text:span><text:span text:style-name="T3"> original = document.getElementById(</text:span><text:span text:style-name="T21">"original-select"</text:span><text:span text:style-name="T3">).value</text:span></text:p>
      <text:p text:style-name="P5">    <text:span text:style-name="T13">const</text:span><text:span text:style-name="T3"> translated = document.getElementById(</text:span><text:span text:style-name="T21">"translated-select"</text:span><text:span text:style-name="T3">).value</text:span></text:p>
      <text:p text:style-name="P5">    <text:span text:style-name="T13">if</text:span><text:span text:style-name="T3"> (!(original &amp;&amp; translated)) {</text:span></text:p>
      <text:p text:style-name="P5">      <text:span text:style-name="T3">alert(</text:span><text:span text:style-name="T21">"Please select both languages"</text:span><text:span text:style-name="T3">)</text:span></text:p>
      <text:p text:style-name="P5">      <text:span text:style-name="T13">return</text:span></text:p>
      <text:p text:style-name="P5">    <text:span text:style-name="T3">}</text:span></text:p>
      <text:p text:style-name="P5">    <text:span text:style-name="T13">const</text:span><text:span text:style-name="T3"> data = JSON.stringify({</text:span></text:p>
      <text:p text:style-name="P5">      <text:span text:style-name="T3">word: word.trim(),</text:span></text:p>
      <text:p text:style-name="P5">      <text:span text:style-name="T3">original: original,</text:span></text:p>
      <text:p text:style-name="P5">      <text:span text:style-name="T3">translated: translated,</text:span></text:p>
      <text:p text:style-name="P5">    <text:span text:style-name="T3">})</text:span></text:p>
      <text:p text:style-name="P5">    <text:span text:style-name="T13">const</text:span><text:span text:style-name="T3"> xhr = </text:span><text:span text:style-name="T13">new</text:span><text:span text:style-name="T3"> XMLHttpRequest()</text:span></text:p>
      <text:p text:style-name="P5">    <text:span text:style-name="T13">const</text:span><text:span text:style-name="T3"> method = </text:span><text:span text:style-name="T21">'POST'</text:span></text:p>
      <text:p text:style-name="P5">    <text:span text:style-name="T13">const</text:span><text:span text:style-name="T3"> url = </text:span><text:span text:style-name="T21">"/words/"</text:span></text:p>
      <text:p text:style-name="P5">    <text:span text:style-name="T13">const</text:span><text:span text:style-name="T3"> responseType = </text:span><text:span text:style-name="T21">"json"</text:span></text:p>
      <text:p text:style-name="P5">    <text:span text:style-name="T3">xhr.responseType = responseType</text:span></text:p>
      <text:p text:style-name="P5">    <text:span text:style-name="T13">const</text:span><text:span text:style-name="T3"> csrftoken = getCookie(</text:span><text:span text:style-name="T21">'csrftoken'</text:span><text:span text:style-name="T3">);</text:span></text:p>
      <text:p text:style-name="P5">    <text:span text:style-name="T3">xhr.open(method, url)</text:span></text:p>
      <text:p text:style-name="P15"/>
      <text:p text:style-name="P5">    <text:span text:style-name="T3">xhr.setRequestHeader(</text:span><text:span text:style-name="T21">"Content-Type"</text:span><text:span text:style-name="T3">, </text:span><text:span text:style-name="T21">"application/json"</text:span><text:span text:style-name="T3">)</text:span></text:p>
      <text:p text:style-name="P15"/>
      <text:p text:style-name="P5">    <text:span text:style-name="T13">if</text:span><text:span text:style-name="T3"> (csrftoken) {</text:span></text:p>
      <text:p text:style-name="P5">      <text:span text:style-name="T3">xhr.setRequestHeader(</text:span><text:span text:style-name="T21">"HTTP_X_REQUESTED_WITH"</text:span><text:span text:style-name="T3">, </text:span><text:span text:style-name="T21">"XMLHttpRequest"</text:span><text:span text:style-name="T3">)</text:span></text:p>
      <text:p text:style-name="P5">      <text:span text:style-name="T3">xhr.setRequestHeader(</text:span><text:span text:style-name="T21">"X-Requested-With"</text:span><text:span text:style-name="T3">, </text:span><text:span text:style-name="T21">"XMLHttpRequest"</text:span><text:span text:style-name="T3">)</text:span></text:p>
      <text:p text:style-name="P5">      <text:span text:style-name="T3">xhr.setRequestHeader(</text:span><text:span text:style-name="T21">"X-CSRFToken"</text:span><text:span text:style-name="T3">, csrftoken)</text:span></text:p>
      <text:p text:style-name="P5">    <text:span text:style-name="T3">}</text:span></text:p>
      <text:p text:style-name="P5">    <text:span text:style-name="T3">xhr.onload = </text:span><text:span text:style-name="T13">function</text:span><text:span text:style-name="T3"> () {</text:span></text:p>
      <text:p text:style-name="P5">      <text:span text:style-name="T23">//get list from response</text:span></text:p>
      <text:p text:style-name="P5">      <text:span text:style-name="T13">const</text:span><text:span text:style-name="T3"> serverResponse = xhr.response</text:span></text:p>
      <text:p text:style-name="P5">      <text:span text:style-name="T23">//SET GRAFICO</text:span></text:p>
      <text:p text:style-name="P5">      <text:span text:style-name="T13">const</text:span><text:span text:style-name="T3"> entry = serverResponse</text:span></text:p>
      <text:p text:style-name="P5">      <text:span text:style-name="T13">if</text:span><text:span text:style-name="T3"> (!isEmpty(entry)) {</text:span></text:p>
      <text:p text:style-name="P5">        <text:span text:style-name="T3">document.getElementById(</text:span><text:span text:style-name="T21">"word"</text:span><text:span text:style-name="T3">).value = entry.original</text:span></text:p>
      <text:p text:style-name="P5">        <text:span text:style-name="T3">document.getElementById(</text:span><text:span text:style-name="T21">"synonym2"</text:span><text:span text:style-name="T3">).value = entry.synonym</text:span></text:p>
      <text:p text:style-name="P5">        <text:span text:style-name="T3">document.getElementById(</text:span><text:span text:style-name="T21">"translation2"</text:span><text:span text:style-name="T3">).value = entry.translated</text:span></text:p>
      <text:p text:style-name="P5">      <text:span text:style-name="T3">} </text:span><text:span text:style-name="T13">else</text:span><text:span text:style-name="T3"> {</text:span></text:p>
      <text:p text:style-name="P5">        <text:span text:style-name="T3">document.getElementById(</text:span><text:span text:style-name="T21">"synonym2"</text:span><text:span text:style-name="T3">).value = </text:span><text:span text:style-name="T21">"synonym"</text:span></text:p>
      <text:p text:style-name="P5">        <text:span text:style-name="T3">document.getElementById(</text:span><text:span text:style-name="T21">"translation2"</text:span><text:span text:style-name="T3">).value = </text:span><text:span text:style-name="T21">"translated"</text:span></text:p>
      <text:p text:style-name="P5">      <text:span text:style-name="T3">}</text:span></text:p>
      <text:p text:style-name="P5">    <text:span text:style-name="T3">}</text:span></text:p>
      <text:p text:style-name="P5">    <text:span text:style-name="T3">xhr.send(data)</text:span></text:p>
      <text:p text:style-name="P5">  <text:span text:style-name="T3">}</text:span></text:p>
      <text:p text:style-name="P5">  </text:p>
      <text:p text:style-name="P5"/>
      <text:p text:style-name="P7"><text:soft-page-break/><text:span text:style-name="T13">function</text:span><text:span text:style-name="T3"> callword() {</text:span></text:p>
      <text:p text:style-name="P5">    <text:span text:style-name="T13">var</text:span><text:span text:style-name="T3"> selly = window.getSelection();</text:span></text:p>
      <text:p text:style-name="P5">    <text:span text:style-name="T13">var</text:span><text:span text:style-name="T3"> x = selly.toString();</text:span></text:p>
      <text:p text:style-name="P5">    <text:span text:style-name="T13">var</text:span><text:span text:style-name="T3"> sel = x.toLowerCase();</text:span></text:p>
      <text:p text:style-name="P5">    <text:span text:style-name="T23">// var x = selection.toString();</text:span></text:p>
      <text:p text:style-name="P5">    <text:span text:style-name="T23">// var sel = x.toUpperCase();</text:span></text:p>
      <text:p text:style-name="P5">    <text:span text:style-name="T13">var</text:span><text:span text:style-name="T3"> text = document.getElementById(</text:span><text:span text:style-name="T21">"texto"</text:span><text:span text:style-name="T3">).innerHTML;</text:span></text:p>
      <text:p text:style-name="P5">    <text:span text:style-name="T23">// var patt = new RegExp(sel+"&lt;\/span&gt;", "g");</text:span></text:p>
      <text:p text:style-name="P5">    <text:span text:style-name="T13">var</text:span><text:span text:style-name="T3"> patt = </text:span><text:span text:style-name="T13">new</text:span><text:span text:style-name="T3"> RegExp(</text:span><text:span text:style-name="T21">"&lt;\s*span[^&gt;]*&gt;([^&lt;]*)"</text:span><text:span text:style-name="T3">+sel+</text:span><text:span text:style-name="T21">"&lt;\s*\/\s*span\s*&gt;"</text:span><text:span text:style-name="T3">, </text:span><text:span text:style-name="T21">"g"</text:span><text:span text:style-name="T3">)</text:span></text:p>
      <text:p text:style-name="P5">    <text:span text:style-name="T13">var</text:span><text:span text:style-name="T3"> test = patt.test(text);</text:span></text:p>
      <text:p text:style-name="P5">    <text:span text:style-name="T23">// alert(test)</text:span></text:p>
      <text:p text:style-name="P5">    <text:span text:style-name="T23">// $("#word").val(sel);</text:span></text:p>
      <text:p text:style-name="P5">    <text:span text:style-name="T13">if</text:span><text:span text:style-name="T3">(test!=</text:span><text:span text:style-name="T13">true</text:span><text:span text:style-name="T3">){</text:span></text:p>
      <text:p text:style-name="P5">      <text:span text:style-name="T3">document.getElementById(</text:span><text:span text:style-name="T21">"word"</text:span><text:span text:style-name="T3">).value = sel;</text:span></text:p>
      <text:p text:style-name="P5">      <text:span text:style-name="T3">document.getElementById(</text:span><text:span text:style-name="T21">"synonym"</text:span><text:span text:style-name="T3">).value = sel;</text:span></text:p>
      <text:p text:style-name="P5">      <text:span text:style-name="T3">getSuggestions(document.getElementById(</text:span><text:span text:style-name="T21">"word"</text:span><text:span text:style-name="T3">).value)</text:span></text:p>
      <text:p text:style-name="P5">    <text:span text:style-name="T3">}</text:span></text:p>
      <text:p text:style-name="P5">    <text:span text:style-name="T13">else</text:span><text:span text:style-name="T3">{</text:span></text:p>
      <text:p text:style-name="P5">      <text:span text:style-name="T13">const</text:span><text:span text:style-name="T3"> original = document.getElementById(</text:span><text:span text:style-name="T21">"original-select"</text:span><text:span text:style-name="T3">).value</text:span></text:p>
      <text:p text:style-name="P5">      <text:span text:style-name="T13">const</text:span><text:span text:style-name="T3"> translated = document.getElementById(</text:span><text:span text:style-name="T21">"translated-select"</text:span><text:span text:style-name="T3">).value</text:span></text:p>
      <text:p text:style-name="P5">      <text:span text:style-name="T13">if</text:span><text:span text:style-name="T3"> (!(original &amp;&amp; translated)) {</text:span></text:p>
      <text:p text:style-name="P5">        <text:span text:style-name="T3">alert(</text:span><text:span text:style-name="T21">"Please select both languages"</text:span><text:span text:style-name="T3">)</text:span></text:p>
      <text:p text:style-name="P5">        <text:span text:style-name="T13">return</text:span></text:p>
      <text:p text:style-name="P5">      <text:span text:style-name="T3">}</text:span></text:p>
      <text:p text:style-name="P5">      <text:span text:style-name="T23">// var so = confirm("Want to change the content?")</text:span></text:p>
      <text:p text:style-name="P5">      <text:span text:style-name="T13">var</text:span><text:span text:style-name="T3"> so = console.log(</text:span><text:span text:style-name="T21">"Want to change the content?"</text:span><text:span text:style-name="T3">);</text:span></text:p>
      <text:p text:style-name="P5">      <text:span text:style-name="T13">if</text:span><text:span text:style-name="T3"> (so!=</text:span><text:span text:style-name="T13">false</text:span><text:span text:style-name="T3">){</text:span></text:p>
      <text:p text:style-name="P5">        <text:span text:style-name="T13">var</text:span><text:span text:style-name="T3"> rego = </text:span><text:span text:style-name="T13">new</text:span><text:span text:style-name="T3"> RegExp(</text:span><text:span text:style-name="T21">"&lt;\s*span[^&gt;]*&gt;([^&lt;]*)"</text:span><text:span text:style-name="T3">+sel+</text:span><text:span text:style-name="T21">"&lt;\s*\/\s*span\s*&gt;"</text:span><text:span text:style-name="T3">, </text:span><text:span text:style-name="T21">"g"</text:span><text:span text:style-name="T3">)</text:span></text:p>
      <text:p text:style-name="P5">        <text:span text:style-name="T13">var</text:span><text:span text:style-name="T3"> yo = rego.test(text)</text:span></text:p>
      <text:p text:style-name="P5">        <text:span text:style-name="T3">console.log(yo)</text:span></text:p>
      <text:p text:style-name="P5">      <text:span text:style-name="T3">}</text:span></text:p>
      <text:p text:style-name="P5">    <text:span text:style-name="T3">}</text:span></text:p>
      <text:p text:style-name="P5">  <text:span text:style-name="T3">}</text:span></text:p>
      <text:p text:style-name="P15"/>
      <text:p text:style-name="P5">  <text:span text:style-name="T23">//Utile per attacchi XSS</text:span></text:p>
      <text:p text:style-name="P7">  <text:span text:style-name="T13">function</text:span><text:span text:style-name="T3"> getCookie(name) {</text:span></text:p>
      <text:p text:style-name="P5">    <text:span text:style-name="T13">let</text:span><text:span text:style-name="T3"> cookieValue = </text:span><text:span text:style-name="T13">null</text:span><text:span text:style-name="T3">;</text:span></text:p>
      <text:p text:style-name="P5">    <text:span text:style-name="T13">if</text:span><text:span text:style-name="T3"> (document.cookie &amp;&amp; document.cookie !== </text:span><text:span text:style-name="T21">''</text:span><text:span text:style-name="T3">) {</text:span></text:p>
      <text:p text:style-name="P5">      <text:span text:style-name="T13">const</text:span><text:span text:style-name="T3"> cookies = document.cookie.split(</text:span><text:span text:style-name="T21">';'</text:span><text:span text:style-name="T3">);</text:span></text:p>
      <text:p text:style-name="P5">      <text:span text:style-name="T13">for</text:span><text:span text:style-name="T3"> (</text:span><text:span text:style-name="T13">let</text:span><text:span text:style-name="T3"> i = </text:span><text:span text:style-name="T20">0</text:span><text:span text:style-name="T3">; i &lt; cookies.length; i++) {</text:span></text:p>
      <text:p text:style-name="P5">        <text:span text:style-name="T13">const</text:span><text:span text:style-name="T3"> cookie = cookies[i].trim();</text:span></text:p>
      <text:p text:style-name="P5">        <text:span text:style-name="T23">// Does this cookie string begin with the name we want?</text:span></text:p>
      <text:p text:style-name="P5">        <text:span text:style-name="T13">if</text:span><text:span text:style-name="T3"> (cookie.substring(</text:span><text:span text:style-name="T20">0</text:span><text:span text:style-name="T3">, name.length + </text:span><text:span text:style-name="T20">1</text:span><text:span text:style-name="T3">) === (name + </text:span><text:span text:style-name="T21">'='</text:span><text:span text:style-name="T3">)) {</text:span></text:p>
      <text:p text:style-name="P5">          <text:span text:style-name="T3">cookieValue = decodeURIComponent(cookie.substring(name.length + </text:span><text:span text:style-name="T20">1</text:span><text:span text:style-name="T3">));</text:span></text:p>
      <text:p text:style-name="P5">          <text:span text:style-name="T13">break</text:span><text:span text:style-name="T3">;</text:span></text:p>
      <text:p text:style-name="P5">        <text:span text:style-name="T3">}</text:span></text:p>
      <text:p text:style-name="P5">      <text:span text:style-name="T3">}</text:span></text:p>
      <text:p text:style-name="P5">    <text:span text:style-name="T3">}</text:span></text:p>
      <text:p text:style-name="P5">    <text:span text:style-name="T13">return</text:span><text:span text:style-name="T3"> cookieValue;</text:span></text:p>
      <text:p text:style-name="P5">  <text:span text:style-name="T3">}</text:span></text:p>
      <text:p text:style-name="P15"/>
      <text:p text:style-name="P15"/>
      <text:p text:style-name="P15"/>
      <text:p text:style-name="P15"/>
      <text:p text:style-name="P15"/>
      <text:p text:style-name="P5"><text:soft-page-break/> <text:span text:style-name="T29"> </text:span><text:span text:style-name="T18">function</text:span><text:span text:style-name="T8"> handleWordSubmit() {</text:span></text:p>
      <text:p text:style-name="P5">    <text:span text:style-name="T13">const</text:span><text:span text:style-name="T3"> grammar = document.getElementById(</text:span><text:span text:style-name="T21">"type-select"</text:span><text:span text:style-name="T3">).value ? document.getElementById(</text:span><text:span text:style-name="T21">"type-select"</text:span><text:span text:style-name="T3">).value : </text:span><text:span text:style-name="T21">"none"</text:span></text:p>
      <text:p text:style-name="P5">    <text:span text:style-name="T13">const</text:span><text:span text:style-name="T3"> original = document.getElementById(</text:span><text:span text:style-name="T21">"original-select"</text:span><text:span text:style-name="T3">).value</text:span></text:p>
      <text:p text:style-name="P5">    <text:span text:style-name="T13">const</text:span><text:span text:style-name="T3"> translated = document.getElementById(</text:span><text:span text:style-name="T21">"translated-select"</text:span><text:span text:style-name="T3">).value</text:span></text:p>
      <text:p text:style-name="P5">    <text:span text:style-name="T13">var</text:span><text:span text:style-name="T3"> word = document.getElementById(</text:span><text:span text:style-name="T21">"word"</text:span><text:span text:style-name="T3">).value</text:span></text:p>
      <text:p text:style-name="P5">    <text:span text:style-name="T3">word = word.trim()</text:span></text:p>
      <text:p text:style-name="P5">    <text:span text:style-name="T13">const</text:span><text:span text:style-name="T3"> synonym = document.getElementById(</text:span><text:span text:style-name="T21">"synonym"</text:span><text:span text:style-name="T3">).value</text:span></text:p>
      <text:p text:style-name="P5">    <text:span text:style-name="T13">const</text:span><text:span text:style-name="T3"> translation = document.getElementById(</text:span><text:span text:style-name="T21">"translation"</text:span><text:span text:style-name="T3">).value</text:span></text:p>
      <text:p text:style-name="P5">    <text:span text:style-name="T13">const</text:span><text:span text:style-name="T3"> text_id = document.getElementById(</text:span><text:span text:style-name="T21">"cont"</text:span><text:span text:style-name="T3">).getAttribute(</text:span><text:span text:style-name="T21">"data-text-id"</text:span><text:span text:style-name="T3">)</text:span></text:p>
      <text:p text:style-name="P5">    <text:span text:style-name="T13">if</text:span><text:span text:style-name="T3"> (!(original &amp;&amp; translated &amp;&amp; word &amp;&amp; translation)) {</text:span></text:p>
      <text:p text:style-name="P5">      <text:span text:style-name="T3">alert(</text:span><text:span text:style-name="T21">"Please compile all the fields"</text:span><text:span text:style-name="T3">)</text:span></text:p>
      <text:p text:style-name="P5">      <text:span text:style-name="T13">return</text:span></text:p>
      <text:p text:style-name="P5">    <text:span text:style-name="T3">}</text:span></text:p>
      <text:p text:style-name="P5">    <text:span text:style-name="T13">const</text:span><text:span text:style-name="T3"> url = </text:span><text:span text:style-name="T21">"/add-entry/"</text:span></text:p>
      <text:p text:style-name="P5">    <text:span text:style-name="T13">const</text:span><text:span text:style-name="T3"> method = </text:span><text:span text:style-name="T21">"POST"</text:span></text:p>
      <text:p text:style-name="P5">    <text:span text:style-name="T13">const</text:span><text:span text:style-name="T3"> data = JSON.stringify({</text:span></text:p>
      <text:p text:style-name="P5">      <text:span text:style-name="T3">id: text_id,</text:span></text:p>
      <text:p text:style-name="P5">      <text:span text:style-name="T3">word: word,</text:span></text:p>
      <text:p text:style-name="P5">      <text:span text:style-name="T3">synonym: synonym,</text:span></text:p>
      <text:p text:style-name="P5">      <text:span text:style-name="T3">translation: translation,</text:span></text:p>
      <text:p text:style-name="P5">      <text:span text:style-name="T3">original: original,</text:span></text:p>
      <text:p text:style-name="P5">      <text:span text:style-name="T3">translated: translated,</text:span></text:p>
      <text:p text:style-name="P5">      <text:span text:style-name="T3">grammar: grammar</text:span></text:p>
      <text:p text:style-name="P5">    <text:span text:style-name="T3">})</text:span></text:p>
      <text:p text:style-name="P5">    <text:span text:style-name="T13">const</text:span><text:span text:style-name="T3"> xhr = </text:span><text:span text:style-name="T13">new</text:span><text:span text:style-name="T3"> XMLHttpRequest()</text:span></text:p>
      <text:p text:style-name="P5">    <text:span text:style-name="T13">const</text:span><text:span text:style-name="T3"> csrftoken = getCookie(</text:span><text:span text:style-name="T21">'csrftoken'</text:span><text:span text:style-name="T3">);</text:span></text:p>
      <text:p text:style-name="P5">    <text:span text:style-name="T3">xhr.open(method, url)</text:span></text:p>
      <text:p text:style-name="P15"/>
      <text:p text:style-name="P5">    <text:span text:style-name="T3">xhr.setRequestHeader(</text:span><text:span text:style-name="T21">"Content-Type"</text:span><text:span text:style-name="T3">, </text:span><text:span text:style-name="T21">"application/json"</text:span><text:span text:style-name="T3">)</text:span></text:p>
      <text:p text:style-name="P15"/>
      <text:p text:style-name="P5">    <text:span text:style-name="T13">if</text:span><text:span text:style-name="T3"> (csrftoken) {</text:span></text:p>
      <text:p text:style-name="P5">      <text:span text:style-name="T3">xhr.setRequestHeader(</text:span><text:span text:style-name="T21">"HTTP_X_REQUESTED_WITH"</text:span><text:span text:style-name="T3">, </text:span><text:span text:style-name="T21">"XMLHttpRequest"</text:span><text:span text:style-name="T3">)</text:span></text:p>
      <text:p text:style-name="P5">      <text:span text:style-name="T3">xhr.setRequestHeader(</text:span><text:span text:style-name="T21">"X-Requested-With"</text:span><text:span text:style-name="T3">, </text:span><text:span text:style-name="T21">"XMLHttpRequest"</text:span><text:span text:style-name="T3">)</text:span></text:p>
      <text:p text:style-name="P5">      <text:span text:style-name="T3">xhr.setRequestHeader(</text:span><text:span text:style-name="T21">"X-CSRFToken"</text:span><text:span text:style-name="T3">, csrftoken)</text:span></text:p>
      <text:p text:style-name="P5">    <text:span text:style-name="T3">}</text:span></text:p>
      <text:p text:style-name="P5">    <text:span text:style-name="T3">xhr.onload = </text:span><text:span text:style-name="T13">function</text:span><text:span text:style-name="T3"> () {</text:span></text:p>
      <text:p text:style-name="P5">      <text:span text:style-name="T23">// TODO: highlightText()</text:span></text:p>
      <text:p text:style-name="P5">      <text:span text:style-name="T3">document.getElementById(</text:span><text:span text:style-name="T21">"word"</text:span><text:span text:style-name="T3">).value = </text:span><text:span text:style-name="T21">""</text:span></text:p>
      <text:p text:style-name="P5">      <text:span text:style-name="T3">document.getElementById(</text:span><text:span text:style-name="T21">"synonym"</text:span><text:span text:style-name="T3">).value = </text:span><text:span text:style-name="T21">""</text:span></text:p>
      <text:p text:style-name="P5">      <text:span text:style-name="T3">document.getElementById(</text:span><text:span text:style-name="T21">"translation"</text:span><text:span text:style-name="T3">).value = </text:span><text:span text:style-name="T21">""</text:span></text:p>
      <text:p text:style-name="P5">      <text:span text:style-name="T3">textEl = document.getElementById(</text:span><text:span text:style-name="T21">"text-container"</text:span><text:span text:style-name="T3">)</text:span></text:p>
      <text:p text:style-name="P5">      <text:span text:style-name="T3">loadText(textEl)</text:span></text:p>
      <text:p text:style-name="P5">    <text:span text:style-name="T3">}</text:span></text:p>
      <text:p text:style-name="P5">    <text:span text:style-name="T3">xhr.send(data)</text:span></text:p>
      <text:p text:style-name="P5">    <text:span text:style-name="T13">return</text:span></text:p>
      <text:p text:style-name="P5">  <text:span text:style-name="T3">}</text:span></text:p>
      <text:p text:style-name="P15"/>
      <text:p text:style-name="P6"> 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13">function</text:span><text:span text:style-name="T3"> underline(typology) {</text:span></text:p>
      <text:p text:style-name="P5">    <text:span text:style-name="T23">// console.log(typology)</text:span></text:p>
      <text:p text:style-name="P5">    <text:span text:style-name="T13">var</text:span><text:span text:style-name="T3"> word = document.getElementById(</text:span><text:span text:style-name="T21">"word"</text:span><text:span text:style-name="T3">).value</text:span></text:p>
      <text:p text:style-name="P5">    <text:span text:style-name="T13">if</text:span><text:span text:style-name="T3">(word !== </text:span><text:span text:style-name="T21">""</text:span><text:span text:style-name="T3">){</text:span></text:p>
      <text:p text:style-name="P5">    <text:span text:style-name="T13">const</text:span><text:span text:style-name="T3"> text_id = document.getElementById(</text:span><text:span text:style-name="T21">"cont"</text:span><text:span text:style-name="T3">).getAttribute(</text:span><text:span text:style-name="T21">"data-text-id"</text:span><text:span text:style-name="T3">)</text:span></text:p>
      <text:p text:style-name="P5">    <text:span text:style-name="T3">word = word.trim()</text:span></text:p>
      <text:p text:style-name="P5">    <text:span text:style-name="T13">const</text:span><text:span text:style-name="T3"> url = </text:span><text:span text:style-name="T21">"/add-underline/"</text:span></text:p>
      <text:p text:style-name="P5">    <text:span text:style-name="T13">const</text:span><text:span text:style-name="T3"> method = </text:span><text:span text:style-name="T21">"POST"</text:span></text:p>
      <text:p text:style-name="P5">    <text:span text:style-name="T13">const</text:span><text:span text:style-name="T3"> data = JSON.stringify({</text:span></text:p>
      <text:p text:style-name="P5">      <text:span text:style-name="T3">word: word,</text:span></text:p>
      <text:p text:style-name="P5">      <text:span text:style-name="T3">typology: typology,</text:span></text:p>
      <text:p text:style-name="P5">      <text:span text:style-name="T3">text_id: text_id</text:span></text:p>
      <text:p text:style-name="P5">    <text:span text:style-name="T3">})</text:span></text:p>
      <text:p text:style-name="P5">    <text:span text:style-name="T13">const</text:span><text:span text:style-name="T3"> xhr = </text:span><text:span text:style-name="T13">new</text:span><text:span text:style-name="T3"> XMLHttpRequest()</text:span></text:p>
      <text:p text:style-name="P5">    <text:span text:style-name="T13">const</text:span><text:span text:style-name="T3"> csrftoken = getCookie(</text:span><text:span text:style-name="T21">'csrftoken'</text:span><text:span text:style-name="T3">);</text:span></text:p>
      <text:p text:style-name="P5">    <text:span text:style-name="T3">xhr.open(method, url)</text:span></text:p>
      <text:p text:style-name="P15"/>
      <text:p text:style-name="P5">    <text:span text:style-name="T3">xhr.setRequestHeader(</text:span><text:span text:style-name="T21">"Content-Type"</text:span><text:span text:style-name="T3">, </text:span><text:span text:style-name="T21">"application/json"</text:span><text:span text:style-name="T3">)</text:span></text:p>
      <text:p text:style-name="P15"/>
      <text:p text:style-name="P5">    <text:span text:style-name="T13">if</text:span><text:span text:style-name="T3"> (csrftoken) {</text:span></text:p>
      <text:p text:style-name="P5">      <text:span text:style-name="T3">xhr.setRequestHeader(</text:span><text:span text:style-name="T21">"HTTP_X_REQUESTED_WITH"</text:span><text:span text:style-name="T3">, </text:span><text:span text:style-name="T21">"XMLHttpRequest"</text:span><text:span text:style-name="T3">)</text:span></text:p>
      <text:p text:style-name="P5">      <text:span text:style-name="T3">xhr.setRequestHeader(</text:span><text:span text:style-name="T21">"X-Requested-With"</text:span><text:span text:style-name="T3">, </text:span><text:span text:style-name="T21">"XMLHttpRequest"</text:span><text:span text:style-name="T3">)</text:span></text:p>
      <text:p text:style-name="P5">      <text:span text:style-name="T3">xhr.setRequestHeader(</text:span><text:span text:style-name="T21">"X-CSRFToken"</text:span><text:span text:style-name="T3">, csrftoken)</text:span></text:p>
      <text:p text:style-name="P5">    <text:span text:style-name="T3">}</text:span></text:p>
      <text:p text:style-name="P5">    <text:span text:style-name="T3">xhr.onload = </text:span><text:span text:style-name="T13">function</text:span><text:span text:style-name="T3"> () {</text:span></text:p>
      <text:p text:style-name="P5">      <text:span text:style-name="T3">textEl = document.getElementById(</text:span><text:span text:style-name="T21">"text-container"</text:span><text:span text:style-name="T3">)</text:span></text:p>
      <text:p text:style-name="P5">      <text:span text:style-name="T3">loadText(textEl)</text:span></text:p>
      <text:p text:style-name="P5">    <text:span text:style-name="T3">}</text:span></text:p>
      <text:p text:style-name="P5">    <text:span text:style-name="T3">xhr.send(data)</text:span></text:p>
      <text:p text:style-name="P5">    <text:span text:style-name="T13">return</text:span></text:p>
      <text:p text:style-name="P5">    <text:span text:style-name="T3">}</text:span></text:p>
      <text:p text:style-name="P5">    <text:span text:style-name="T13">else</text:span><text:span text:style-name="T3">{</text:span></text:p>
      <text:p text:style-name="P5">      <text:span text:style-name="T3">alert(</text:span><text:span text:style-name="T21">"No words selected"</text:span><text:span text:style-name="T3">)</text:span></text:p>
      <text:p text:style-name="P5">    <text:span text:style-name="T3">}</text:span></text:p>
      <text:p text:style-name="P5">  <text:span text:style-name="T3">}</text:span></text:p>
      <text:p text:style-name="P5"><text:span text:style-name="T3"/></text:p>
      <text:p text:style-name="P8"> <text:span text:style-name="T13">function</text:span><text:span text:style-name="T3"> addsyn() {</text:span></text:p>
      <text:p text:style-name="P6">    <text:span text:style-name="T13">var</text:span><text:span text:style-name="T3"> syn = document.getElementById(</text:span><text:span text:style-name="T21">"synonym2"</text:span><text:span text:style-name="T3">).value</text:span></text:p>
      <text:p text:style-name="P6">    <text:span text:style-name="T23">// $("#word").val(sel);</text:span></text:p>
      <text:p text:style-name="P16"/>
      <text:p text:style-name="P16"><text:span text:style-name="T9">    </text:span><text:span text:style-name="T11">document.getElementById(</text:span><text:span text:style-name="T22">"synonym"</text:span><text:span text:style-name="T11">).value = syn;</text:span></text:p>
      <text:p text:style-name="P6">  <text:span text:style-name="T3">}</text:span></text:p>
      <text:p text:style-name="P16"/>
      <text:p text:style-name="P6">  <text:span text:style-name="T18">function</text:span><text:span text:style-name="T8"> addtr() {</text:span></text:p>
      <text:p text:style-name="P6">    <text:span text:style-name="T13">var</text:span><text:span text:style-name="T3"> syn = document.getElementById(</text:span><text:span text:style-name="T21">"translation2"</text:span><text:span text:style-name="T3">).value</text:span></text:p>
      <text:p text:style-name="P6">    <text:span text:style-name="T23">// $("#word").val(sel);</text:span></text:p>
      <text:p text:style-name="P16"/>
      <text:p text:style-name="P16"><text:span text:style-name="T9">    </text:span><text:span text:style-name="T11">document.getElementById(</text:span><text:span text:style-name="T22">"translation"</text:span><text:span text:style-name="T11">).value = syn;</text:span></text:p>
      <text:p text:style-name="P6">  <text:span text:style-name="T3">}</text:span></text:p>
      <text:p text:style-name="P6"><text:span text:style-name="T3"/></text:p>
      <text:p text:style-name="P6"><text:span text:style-name="T3"/></text:p>
      <text:p text:style-name="P6">  <text:span text:style-name="T18">function</text:span><text:span text:style-name="T8"> showButts() {</text:span></text:p>
      <text:p text:style-name="P6">    <text:span text:style-name="T13">const</text:span><text:span text:style-name="T3"> original = document.getElementById(</text:span><text:span text:style-name="T21">"original-select"</text:span><text:span text:style-name="T3">).value</text:span></text:p>
      <text:p text:style-name="P6">    <text:span text:style-name="T3">loadButtons(original)</text:span></text:p>
      <text:p text:style-name="P6">  <text:span text:style-name="T3">}</text:span></text:p>
      <text:p text:style-name="P17"><text:soft-page-break/><text:span text:style-name="T13">function</text:span><text:span text:style-name="T10"> loadButtons(language) {</text:span></text:p>
      <text:p text:style-name="P5">    <text:span text:style-name="T13">const</text:span><text:span text:style-name="T3"> xhr = </text:span><text:span text:style-name="T13">new</text:span><text:span text:style-name="T3"> XMLHttpRequest()</text:span></text:p>
      <text:p text:style-name="P5">    <text:span text:style-name="T13">const</text:span><text:span text:style-name="T3"> method = </text:span><text:span text:style-name="T21">'GET'</text:span></text:p>
      <text:p text:style-name="P5">    <text:span text:style-name="T13">const</text:span><text:span text:style-name="T3"> url = </text:span><text:span text:style-name="T21">`/</text:span><text:span text:style-name="T13">${</text:span><text:span text:style-name="T3">language</text:span><text:span text:style-name="T13">}</text:span><text:span text:style-name="T21">/grammar/`</text:span></text:p>
      <text:p text:style-name="P5">    <text:span text:style-name="T13">const</text:span><text:span text:style-name="T3"> responseType = </text:span><text:span text:style-name="T21">"json"</text:span></text:p>
      <text:p text:style-name="P5">    <text:span text:style-name="T3">xhr.responseType = responseType</text:span></text:p>
      <text:p text:style-name="P5">    <text:span text:style-name="T3">xhr.open(method, url)</text:span></text:p>
      <text:p text:style-name="P5">    <text:span text:style-name="T3">xhr.onload = </text:span><text:span text:style-name="T13">function</text:span><text:span text:style-name="T3"> () {</text:span></text:p>
      <text:p text:style-name="P5">      <text:span text:style-name="T23">//get list from response</text:span></text:p>
      <text:p text:style-name="P5">      <text:span text:style-name="T13">const</text:span><text:span text:style-name="T3"> serverResponse = xhr.response</text:span></text:p>
      <text:p text:style-name="P5">      <text:span text:style-name="T23">//SET GRAFICO</text:span></text:p>
      <text:p text:style-name="P5">      <text:span text:style-name="T13">const</text:span><text:span text:style-name="T3"> resp = serverResponse</text:span></text:p>
      <text:p text:style-name="P15"/>
      <text:p text:style-name="P5">      <text:span text:style-name="T13">var</text:span><text:span text:style-name="T3"> finalPostStr = </text:span><text:span text:style-name="T21">""</text:span></text:p>
      <text:p text:style-name="P5">      <text:span text:style-name="T13">for</text:span><text:span text:style-name="T3"> (</text:span><text:span text:style-name="T13">var</text:span><text:span text:style-name="T3"> key </text:span><text:span text:style-name="T13">in</text:span><text:span text:style-name="T3"> resp) {</text:span></text:p>
      <text:p text:style-name="P5">        <text:span text:style-name="T13">var</text:span><text:span text:style-name="T3"> str = resp[key]</text:span></text:p>
      <text:p text:style-name="P5">        <text:span text:style-name="T13">var</text:span><text:span text:style-name="T3"> str2 = </text:span><text:span text:style-name="T21">"'underline("</text:span><text:span text:style-name="T3"> + str + </text:span><text:span text:style-name="T21">")'"</text:span></text:p>
      <text:p text:style-name="P6">        <text:span text:style-name="T3">finalPostStr += </text:span><text:span text:style-name="T21">"&lt;p&gt; &lt;button type='button' class='btn btn-primary' id='"</text:span><text:span text:style-name="T3"> </text:span></text:p>
      <text:p text:style-name="P6"><text:span text:style-name="T3"><text:s text:c="10"/>+ str + </text:span><text:span text:style-name="T21">"' onClick='underline(this.id)'&gt;"</text:span><text:span text:style-name="T3"> + resp[key] + </text:span><text:span text:style-name="T21">"&lt;/button&gt;&lt;/p&gt;"</text:span></text:p>
      <text:p text:style-name="P5">      <text:span text:style-name="T3">}</text:span></text:p>
      <text:p text:style-name="P5">      <text:span text:style-name="T3">buttEl = document.getElementById(</text:span><text:span text:style-name="T21">"grammar-buttons"</text:span><text:span text:style-name="T3">)</text:span></text:p>
      <text:p text:style-name="P5">      <text:span text:style-name="T3">buttEl.innerHTML = finalPostStr</text:span></text:p>
      <text:p text:style-name="P5">    <text:span text:style-name="T3">}</text:span></text:p>
      <text:p text:style-name="P5">    <text:span text:style-name="T3">xhr.send()</text:span></text:p>
      <text:p text:style-name="P5">  <text:span text:style-name="T3">}</text:span></text:p>
      <text:p text:style-name="P15"/>
      <text:p text:style-name="P6">   <text:span text:style-name="T29"> </text:span><text:span text:style-name="T18">function</text:span><text:span text:style-name="T8"> colorGram(){</text:span></text:p>
      <text:p text:style-name="P6">          <text:span text:style-name="T13">var</text:span><text:span text:style-name="T3"> grabC = document.querySelector(</text:span><text:span text:style-name="T21">".btnGram"</text:span><text:span text:style-name="T3">);</text:span></text:p>
      <text:p text:style-name="P6">          <text:span text:style-name="T13">if</text:span><text:span text:style-name="T3"> (grabC.style.display === </text:span><text:span text:style-name="T21">"flex"</text:span><text:span text:style-name="T3">){</text:span></text:p>
      <text:p text:style-name="P6">              <text:span text:style-name="T3">grabC.style.display = </text:span><text:span text:style-name="T21">"none"</text:span><text:span text:style-name="T3">;</text:span></text:p>
      <text:p text:style-name="P6">          <text:span text:style-name="T3">} </text:span><text:span text:style-name="T13">else</text:span><text:span text:style-name="T3"> {</text:span></text:p>
      <text:p text:style-name="P6">              <text:span text:style-name="T3">grabC.style.display = </text:span><text:span text:style-name="T21">"flex"</text:span><text:span text:style-name="T3">;</text:span></text:p>
      <text:p text:style-name="P6">          <text:span text:style-name="T3">}</text:span></text:p>
      <text:p text:style-name="P6">    <text:span text:style-name="T3">}</text:span></text:p>
      <text:p text:style-name="P6"><text:span text:style-name="T3"/></text:p>
      <text:p text:style-name="P7">  <text:span text:style-name="T13">function</text:span><text:span text:style-name="T3"> language(){</text:span></text:p>
      <text:p text:style-name="P5">    <text:span text:style-name="T23">// Get the modal</text:span></text:p>
      <text:p text:style-name="P5">    <text:span text:style-name="T13">var</text:span><text:span text:style-name="T3"> modal = document.getElementById(</text:span><text:span text:style-name="T21">"myModal"</text:span><text:span text:style-name="T3">);</text:span></text:p>
      <text:p text:style-name="P5">    <text:span text:style-name="T23">// Get the &lt;span&gt; element that closes the modal</text:span></text:p>
      <text:p text:style-name="P5">    <text:span text:style-name="T13">var</text:span><text:span text:style-name="T3"> span = document.getElementsByClassName(</text:span><text:span text:style-name="T21">"close"</text:span><text:span text:style-name="T3">)[</text:span><text:span text:style-name="T20">0</text:span><text:span text:style-name="T3">];</text:span></text:p>
      <text:p text:style-name="P5">    <text:span text:style-name="T23">// When the user clicks the button, open the modal </text:span></text:p>
      <text:p text:style-name="P5">    <text:span text:style-name="T3">modal.style.display = </text:span><text:span text:style-name="T21">"block"</text:span></text:p>
      <text:p text:style-name="P5">    <text:span text:style-name="T23">// When the user clicks on &lt;span&gt; (x), close the modal</text:span></text:p>
      <text:p text:style-name="P5">    <text:span text:style-name="T3">span.onclick = </text:span><text:span text:style-name="T13">function</text:span><text:span text:style-name="T3">() {</text:span></text:p>
      <text:p text:style-name="P5">      <text:span text:style-name="T3">modal.style.display = </text:span><text:span text:style-name="T21">"none"</text:span><text:span text:style-name="T3">;</text:span></text:p>
      <text:p text:style-name="P5">    <text:span text:style-name="T3">}</text:span></text:p>
      <text:p text:style-name="P5">    <text:span text:style-name="T23">// When the user clicks anywhere outside of the modal, close it</text:span></text:p>
      <text:p text:style-name="P5">    <text:span text:style-name="T3">window.onclick = </text:span><text:span text:style-name="T13">function</text:span><text:span text:style-name="T3">(event) {</text:span></text:p>
      <text:p text:style-name="P5">      <text:span text:style-name="T13">if</text:span><text:span text:style-name="T3"> (event.target == modal) {</text:span></text:p>
      <text:p text:style-name="P5">        <text:span text:style-name="T3">modal.style.display = </text:span><text:span text:style-name="T21">"none"</text:span><text:span text:style-name="T3">;</text:span></text:p>
      <text:p text:style-name="P5">      <text:span text:style-name="T3">}</text:span></text:p>
      <text:p text:style-name="P15"><text:span text:style-name="T9">    </text:span><text:span text:style-name="T11">}</text:span></text:p>
      <text:p text:style-name="P5">    <text:span text:style-name="T23">// Make the DIV element draggable:</text:span></text:p>
      <text:p text:style-name="P5">    <text:span text:style-name="T3">dragElement(document.getElementById(</text:span><text:span text:style-name="T21">"formMove"</text:span><text:span text:style-name="T3">));</text:span></text:p>
      <text:p text:style-name="P15"/>
      <text:p text:style-name="P5"><text:soft-page-break/>    <text:span text:style-name="T18">function</text:span><text:span text:style-name="T8"> dragElement(elmnt) {</text:span></text:p>
      <text:p text:style-name="P5">    <text:span text:style-name="T13">var</text:span><text:span text:style-name="T3"> pos1 = </text:span><text:span text:style-name="T20">0</text:span><text:span text:style-name="T3">, pos2 = </text:span><text:span text:style-name="T20">0</text:span><text:span text:style-name="T3">, pos3 = </text:span><text:span text:style-name="T20">0</text:span><text:span text:style-name="T3">, pos4 = </text:span><text:span text:style-name="T20">0</text:span><text:span text:style-name="T3">;</text:span></text:p>
      <text:p text:style-name="P5">    <text:span text:style-name="T13">if</text:span><text:span text:style-name="T3"> (document.getElementById(elmnt.id + </text:span><text:span text:style-name="T21">"header"</text:span><text:span text:style-name="T3">)) {</text:span></text:p>
      <text:p text:style-name="P5">        <text:span text:style-name="T23">// if present, the header is where you move the DIV from:</text:span></text:p>
      <text:p text:style-name="P5">        <text:span text:style-name="T3">document.getElementById(elmnt.id + </text:span><text:span text:style-name="T21">"header"</text:span><text:span text:style-name="T3">).onmousedown = dragMouseDown;</text:span></text:p>
      <text:p text:style-name="P5">    <text:span text:style-name="T3">} </text:span><text:span text:style-name="T13">else</text:span><text:span text:style-name="T3"> {</text:span></text:p>
      <text:p text:style-name="P5">        <text:span text:style-name="T23">// otherwise, move the DIV from anywhere inside the DIV:</text:span></text:p>
      <text:p text:style-name="P5">        <text:span text:style-name="T3">elmnt.onmousedown = dragMouseDown;</text:span></text:p>
      <text:p text:style-name="P15"><text:span text:style-name="T9">    </text:span><text:span text:style-name="T11">}</text:span></text:p>
      <text:p text:style-name="P5">    <text:span text:style-name="T18">function</text:span><text:span text:style-name="T8"> dragMouseDown(e) {</text:span></text:p>
      <text:p text:style-name="P5">        <text:span text:style-name="T3">e = e || window.event;</text:span></text:p>
      <text:p text:style-name="P5">        <text:span text:style-name="T3">e.preventDefault();</text:span></text:p>
      <text:p text:style-name="P5">        <text:span text:style-name="T23">// get the mouse cursor position at startup:</text:span></text:p>
      <text:p text:style-name="P5">        <text:span text:style-name="T3">pos3 = e.clientX;</text:span></text:p>
      <text:p text:style-name="P5">        <text:span text:style-name="T3">pos4 = e.clientY;</text:span></text:p>
      <text:p text:style-name="P5">        <text:span text:style-name="T3">document.onmouseup = closeDragElement;</text:span></text:p>
      <text:p text:style-name="P5">        <text:span text:style-name="T23">// call a function whenever the cursor moves:</text:span></text:p>
      <text:p text:style-name="P5">        <text:span text:style-name="T3">document.onmousemove = elementDrag;</text:span></text:p>
      <text:p text:style-name="P5">    <text:span text:style-name="T3">}</text:span></text:p>
      <text:p text:style-name="P15"/>
      <text:p text:style-name="P5">    <text:span text:style-name="T18">function</text:span><text:span text:style-name="T8"> elementDrag(e) {</text:span></text:p>
      <text:p text:style-name="P5">        <text:span text:style-name="T3">e = e || window.event;</text:span></text:p>
      <text:p text:style-name="P5">        <text:span text:style-name="T3">e.preventDefault();</text:span></text:p>
      <text:p text:style-name="P5">        <text:span text:style-name="T23">// calculate the new cursor position:</text:span></text:p>
      <text:p text:style-name="P5">        <text:span text:style-name="T3">pos1 = pos3 - e.clientX;</text:span></text:p>
      <text:p text:style-name="P5">        <text:span text:style-name="T3">pos2 = pos4 - e.clientY;</text:span></text:p>
      <text:p text:style-name="P5">        <text:span text:style-name="T3">pos3 = e.clientX;</text:span></text:p>
      <text:p text:style-name="P5">        <text:span text:style-name="T3">pos4 = e.clientY;</text:span></text:p>
      <text:p text:style-name="P5">        <text:span text:style-name="T23">// set the element's new position:</text:span></text:p>
      <text:p text:style-name="P5">        <text:span text:style-name="T3">elmnt.style.top = (elmnt.offsetTop - pos2) + </text:span><text:span text:style-name="T21">"px"</text:span><text:span text:style-name="T3">;</text:span></text:p>
      <text:p text:style-name="P5">        <text:span text:style-name="T3">elmnt.style.left = (elmnt.offsetLeft - pos1) + </text:span><text:span text:style-name="T21">"px"</text:span><text:span text:style-name="T3">;</text:span></text:p>
      <text:p text:style-name="P5">    <text:span text:style-name="T3">}</text:span></text:p>
      <text:p text:style-name="P15"/>
      <text:p text:style-name="P5">    <text:span text:style-name="T18">function</text:span><text:span text:style-name="T8"> closeDragElement() {</text:span></text:p>
      <text:p text:style-name="P5">        <text:span text:style-name="T23">// stop moving when mouse button is released:</text:span></text:p>
      <text:p text:style-name="P5">        <text:span text:style-name="T3">document.onmouseup = </text:span><text:span text:style-name="T13">null</text:span><text:span text:style-name="T3">;</text:span></text:p>
      <text:p text:style-name="P5">        <text:span text:style-name="T3">document.onmousemove = </text:span><text:span text:style-name="T13">null</text:span><text:span text:style-name="T3">;</text:span></text:p>
      <text:p text:style-name="P5">    <text:span text:style-name="T3">}</text:span></text:p>
      <text:p text:style-name="P5">    <text:span text:style-name="T3">}</text:span></text:p>
      <text:p text:style-name="P5">  <text:span text:style-name="T3">}</text:span></text:p>
      <text:p text:style-name="P15"/>
      <text:p text:style-name="P5">  <text:span text:style-name="T18">function</text:span><text:span text:style-name="T8"> superSave(){</text:span></text:p>
      <text:p text:style-name="P5">    <text:span text:style-name="T23">// event.oncontextmenu</text:span></text:p>
      <text:p text:style-name="P5">    <text:span text:style-name="T13">const</text:span><text:span text:style-name="T3"> col_c = document.querySelector(</text:span><text:span text:style-name="T21">".col_c"</text:span><text:span text:style-name="T3">)</text:span></text:p>
      <text:p text:style-name="P5">    <text:span text:style-name="T13">const</text:span><text:span text:style-name="T3"> circle = document.querySelector(</text:span><text:span text:style-name="T21">".superSave"</text:span><text:span text:style-name="T3">)</text:span></text:p>
      <text:p text:style-name="P5">    <text:span text:style-name="T3">circle.style.display = </text:span><text:span text:style-name="T21">"block"</text:span></text:p>
      <text:p text:style-name="P15"/>
      <text:p text:style-name="P5">    <text:span text:style-name="T3">col_c.onmouseenter = </text:span><text:span text:style-name="T13">function</text:span><text:span text:style-name="T3">() {</text:span></text:p>
      <text:p text:style-name="P5">      <text:span text:style-name="T3">circle.classList.add(</text:span><text:span text:style-name="T21">"in"</text:span><text:span text:style-name="T3">)</text:span></text:p>
      <text:p text:style-name="P15"><text:span text:style-name="T9">    </text:span><text:span text:style-name="T11">}</text:span></text:p>
      <text:p text:style-name="P15"><text:span text:style-name="T11"/></text:p>
      <text:p text:style-name="P5">    <text:span text:style-name="T3">col_c.onmousemove = </text:span><text:span text:style-name="T13">function</text:span><text:span text:style-name="T3">(e) {</text:span></text:p>
      <text:p text:style-name="P5">      <text:span text:style-name="T13">const</text:span><text:span text:style-name="T3"> {</text:span></text:p>
      <text:p text:style-name="P5">        <text:span text:style-name="T3">top,</text:span></text:p>
      <text:p text:style-name="P5">        <text:span text:style-name="T3">left,</text:span></text:p>
      <text:p text:style-name="P5"><text:soft-page-break/>        <text:span text:style-name="T3">width,</text:span></text:p>
      <text:p text:style-name="P5">        <text:span text:style-name="T3">height</text:span></text:p>
      <text:p text:style-name="P5">      <text:span text:style-name="T3">} = col_c.getBoundingClientRect()</text:span></text:p>
      <text:p text:style-name="P5">      <text:span text:style-name="T13">const</text:span><text:span text:style-name="T3"> {</text:span></text:p>
      <text:p text:style-name="P5">        <text:span text:style-name="T3">clientY,</text:span></text:p>
      <text:p text:style-name="P5">        <text:span text:style-name="T3">clientX</text:span></text:p>
      <text:p text:style-name="P5">      <text:span text:style-name="T3">} = e</text:span></text:p>
      <text:p text:style-name="P5">      <text:span text:style-name="T13">if</text:span><text:span text:style-name="T3"> (clientX &lt; left || clientY &lt; top || clientX &gt; left + width || clientY &gt; top + height) {</text:span></text:p>
      <text:p text:style-name="P5">        <text:span text:style-name="T3">circle.classList.remove(</text:span><text:span text:style-name="T21">"in"</text:span><text:span text:style-name="T3">)</text:span></text:p>
      <text:p text:style-name="P5">      <text:span text:style-name="T3">}</text:span></text:p>
      <text:p text:style-name="P5">      <text:span text:style-name="T3">circle.style.top = </text:span><text:span text:style-name="T21">`</text:span><text:span text:style-name="T13">${</text:span><text:span text:style-name="T3">clientY - top</text:span><text:span text:style-name="T13">}</text:span><text:span text:style-name="T21">px`</text:span></text:p>
      <text:p text:style-name="P5">      <text:span text:style-name="T3">circle.style.left = </text:span><text:span text:style-name="T21">`</text:span><text:span text:style-name="T13">${</text:span><text:span text:style-name="T3">clientX - left</text:span><text:span text:style-name="T13">}</text:span><text:span text:style-name="T21">px`</text:span></text:p>
      <text:p text:style-name="P5">    <text:span text:style-name="T3">};</text:span></text:p>
      <text:p text:style-name="P5">    <text:span text:style-name="T3">rightClick()</text:span></text:p>
      <text:p text:style-name="P5"><text:span text:style-name="T3"/></text:p>
      <text:p text:style-name="P5">    <text:span text:style-name="T18">function</text:span><text:span text:style-name="T8"> rightClick(){</text:span></text:p>
      <text:p text:style-name="P5">      <text:span text:style-name="T13">if</text:span><text:span text:style-name="T3">(event.button == </text:span><text:span text:style-name="T21">"2"</text:span><text:span text:style-name="T3">){</text:span></text:p>
      <text:p text:style-name="P5">        <text:span text:style-name="T23">// alert("si")</text:span></text:p>
      <text:p text:style-name="P5">        <text:span text:style-name="T13">var</text:span><text:span text:style-name="T3"> switcher = document.getElementById(</text:span><text:span text:style-name="T21">"translation2"</text:span><text:span text:style-name="T3">).value;</text:span></text:p>
      <text:p text:style-name="P5">            <text:span text:style-name="T3">document.getElementById(</text:span><text:span text:style-name="T21">"translation"</text:span><text:span text:style-name="T3">).value = switcher;</text:span></text:p>
      <text:p text:style-name="P5">            <text:span text:style-name="T3">setInterval(</text:span><text:span text:style-name="T13">function</text:span><text:span text:style-name="T3">(){</text:span></text:p>
      <text:p text:style-name="P5">            <text:span text:style-name="T13">var</text:span><text:span text:style-name="T3"> dropSuper = document.querySelector(</text:span><text:span text:style-name="T21">".superSave"</text:span><text:span text:style-name="T3">);</text:span></text:p>
      <text:p text:style-name="P5">            <text:span text:style-name="T3">dropSuper.style.display = </text:span><text:span text:style-name="T21">"none"</text:span><text:span text:style-name="T3">;</text:span></text:p>
      <text:p text:style-name="P5">            <text:span text:style-name="T13">if</text:span><text:span text:style-name="T3">(event.button == </text:span><text:span text:style-name="T21">"1"</text:span><text:span text:style-name="T3">){</text:span></text:p>
      <text:p text:style-name="P5">              <text:span text:style-name="T23">// handleWordSubmit();</text:span></text:p>
      <text:p text:style-name="P5">              <text:span text:style-name="T3">console.log(</text:span><text:span text:style-name="T21">"Parola salvata"</text:span><text:span text:style-name="T3">);</text:span></text:p>
      <text:p text:style-name="P5">            <text:span text:style-name="T3">}</text:span></text:p>
      <text:p text:style-name="P5">            <text:span text:style-name="T3">}, </text:span><text:span text:style-name="T20">5000</text:span><text:span text:style-name="T3">);</text:span></text:p>
      <text:p text:style-name="P5">            <text:span text:style-name="T13">if</text:span><text:span text:style-name="T3">(switcher === </text:span><text:span text:style-name="T21">"translated"</text:span><text:span text:style-name="T3">){</text:span></text:p>
      <text:p text:style-name="P5">              <text:span text:style-name="T3">document.getElementById(</text:span><text:span text:style-name="T21">"translation"</text:span><text:span text:style-name="T3">).value = </text:span><text:span text:style-name="T21">" "</text:span><text:span text:style-name="T3">;</text:span></text:p>
      <text:p text:style-name="P5">            <text:span text:style-name="T3">}</text:span></text:p>
      <text:p text:style-name="P5">      <text:span text:style-name="T3">}</text:span><text:span text:style-name="T13">else</text:span><text:span text:style-name="T3">{</text:span></text:p>
      <text:p text:style-name="P5">        <text:span text:style-name="T23">/*alert(event.button)*/</text:span></text:p>
      <text:p text:style-name="P5">      <text:span text:style-name="T3">}</text:span></text:p>
      <text:p text:style-name="P5">    <text:span text:style-name="T3">}</text:span></text:p>
      <text:p text:style-name="P5">  <text:span text:style-name="T3">}</text:span></text:p>
      <text:p text:style-name="P15"/>
      <text:p text:style-name="P7">  <text:span text:style-name="T13">function</text:span><text:span text:style-name="T3"> grabCollapse(){</text:span></text:p>
      <text:p text:style-name="P5">          <text:span text:style-name="T13">var</text:span><text:span text:style-name="T3"> grabC = document.querySelector(</text:span><text:span text:style-name="T21">".fupForm"</text:span><text:span text:style-name="T3">);</text:span></text:p>
      <text:p text:style-name="P5">          <text:span text:style-name="T13">var</text:span><text:span text:style-name="T3"> btn = document.querySelector(</text:span><text:span text:style-name="T21">".grabCollapse"</text:span><text:span text:style-name="T3">);</text:span></text:p>
      <text:p text:style-name="P5">          <text:span text:style-name="T13">if</text:span><text:span text:style-name="T3"> (grabC.style.display === </text:span><text:span text:style-name="T21">"flex"</text:span><text:span text:style-name="T3">){</text:span></text:p>
      <text:p text:style-name="P5">              <text:span text:style-name="T3">grabC.style.display = </text:span><text:span text:style-name="T21">"none"</text:span><text:span text:style-name="T3">;</text:span></text:p>
      <text:p text:style-name="P5">              <text:span text:style-name="T3">btn.style.transform = </text:span><text:span text:style-name="T21">"rotate(180deg)"</text:span><text:span text:style-name="T3">;</text:span></text:p>
      <text:p text:style-name="P5">          <text:span text:style-name="T3">} </text:span><text:span text:style-name="T13">else</text:span><text:span text:style-name="T3"> {</text:span></text:p>
      <text:p text:style-name="P5">              <text:span text:style-name="T3">grabC.style.display = </text:span><text:span text:style-name="T21">"flex"</text:span><text:span text:style-name="T3">;</text:span></text:p>
      <text:p text:style-name="P5">              <text:span text:style-name="T3">btn.style.transform = </text:span><text:span text:style-name="T21">"rotate(90deg)"</text:span><text:span text:style-name="T3">;</text:span></text:p>
      <text:p text:style-name="P5">          <text:span text:style-name="T3">}</text:span></text:p>
      <text:p text:style-name="P5">    <text:span text:style-name="T3">}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12"><text:soft-page-break/>&lt;/script&gt;</text:p>
      <text:p text:style-name="P4"><text:span text:style-name="T24">&lt;div</text:span> <text:span text:style-name="T26">class</text:span>=<text:span text:style-name="T12">"rowWordo"</text:span><text:span text:style-name="T24">&gt;</text:span></text:p>
      <text:p text:style-name="P9">  <text:span text:style-name="T25">&lt;div</text:span><text:span text:style-name="T3"> </text:span><text:span text:style-name="T27">class</text:span><text:span text:style-name="T3">=</text:span><text:span text:style-name="T13">"col_l"</text:span><text:span text:style-name="T25">&gt;</text:span></text:p>
      <text:p text:style-name="P9">      <text:span text:style-name="T25">&lt;div</text:span><text:span text:style-name="T3"> </text:span><text:span text:style-name="T27">class</text:span><text:span text:style-name="T3">=</text:span><text:span text:style-name="T13">"logoColL"</text:span><text:span text:style-name="T25">&gt;</text:span></text:p>
      <text:p text:style-name="P9">          <text:span text:style-name="T25">&lt;a</text:span><text:span text:style-name="T3"> </text:span><text:span text:style-name="T27">href</text:span><text:span text:style-name="T3">=</text:span><text:span text:style-name="T13">"/feed"</text:span><text:span text:style-name="T25">&gt;</text:span></text:p>
      <text:p text:style-name="P9">              <text:span text:style-name="T25">&lt;img</text:span><text:span text:style-name="T3"> </text:span><text:span text:style-name="T27">class</text:span><text:span text:style-name="T3">=</text:span><text:span text:style-name="T13">"imgLogo"</text:span><text:span text:style-name="T3"> </text:span><text:span text:style-name="T27">src</text:span><text:span text:style-name="T3">=</text:span><text:span text:style-name="T13">"{% static 'img/WORDO.png' %}"</text:span><text:span text:style-name="T25">/&gt;</text:span></text:p>
      <text:p text:style-name="P9">          <text:span text:style-name="T25">&lt;/a&gt;</text:span></text:p>
      <text:p text:style-name="P9">      <text:span text:style-name="T25">&lt;/div&gt;</text:span><text:span text:style-name="T3">    </text:span></text:p>
      <text:p text:style-name="P9">      </text:p>
      <text:p text:style-name="P9">      <text:span text:style-name="T25">&lt;div</text:span><text:span text:style-name="T3"> </text:span><text:span text:style-name="T27">id</text:span><text:span text:style-name="T3">=</text:span><text:span text:style-name="T13">"formMove"</text:span><text:span text:style-name="T25">&gt;</text:span></text:p>
      <text:p text:style-name="P9">          <text:span text:style-name="T25">&lt;div</text:span><text:span text:style-name="T3"> </text:span><text:span text:style-name="T27">id</text:span><text:span text:style-name="T3">=</text:span><text:span text:style-name="T13">"formMoveheader"</text:span><text:span text:style-name="T25">&gt;&lt;h5&gt;</text:span><text:span text:style-name="T3">MOVE ME</text:span><text:span text:style-name="T25">&lt;/h5&gt;</text:span></text:p>
      <text:p text:style-name="P9">          <text:span text:style-name="T25">&lt;button</text:span><text:span text:style-name="T3"> </text:span><text:span text:style-name="T27">class</text:span><text:span text:style-name="T3">=</text:span><text:span text:style-name="T13">"grabCollapse"</text:span><text:span text:style-name="T3"> </text:span><text:span text:style-name="T27">onclick</text:span><text:span text:style-name="T3">=</text:span><text:span text:style-name="T13">"</text:span><text:span text:style-name="T18">grabCollapse()</text:span><text:span text:style-name="T13">"</text:span><text:span text:style-name="T25">&gt;</text:span><text:span text:style-name="T3">I</text:span><text:span text:style-name="T25">&lt;/button&gt;</text:span></text:p>
      <text:p text:style-name="P9">          <text:span text:style-name="T25">&lt;/div&gt;</text:span></text:p>
      <text:p text:style-name="P9">          <text:span text:style-name="T25">&lt;form</text:span><text:span text:style-name="T3"> </text:span><text:span text:style-name="T27">id</text:span><text:span text:style-name="T3">=</text:span><text:span text:style-name="T13">"fupForm"</text:span><text:span text:style-name="T3"> </text:span><text:span text:style-name="T27">class</text:span><text:span text:style-name="T3">=</text:span><text:span text:style-name="T13">"fupForm"</text:span><text:span text:style-name="T3"> </text:span><text:span text:style-name="T27">name</text:span><text:span text:style-name="T3">=</text:span><text:span text:style-name="T13">"form1"</text:span><text:span text:style-name="T3"> </text:span><text:span text:style-name="T27">method</text:span><text:span text:style-name="T3">=</text:span><text:span text:style-name="T13">"post"</text:span><text:span text:style-name="T25">&gt;</text:span></text:p>
      <text:p text:style-name="P9">              <text:span text:style-name="T25">&lt;div</text:span><text:span text:style-name="T3"> </text:span><text:span text:style-name="T27">class</text:span><text:span text:style-name="T3">=</text:span><text:span text:style-name="T13">"formWordsGroup"</text:span><text:span text:style-name="T25">&gt;</text:span></text:p>
      <text:p text:style-name="P9">                  <text:span text:style-name="T25">&lt;input</text:span><text:span text:style-name="T3"> </text:span><text:span text:style-name="T27">type</text:span><text:span text:style-name="T3">=</text:span><text:span text:style-name="T13">"text"</text:span><text:span text:style-name="T3"> </text:span><text:span text:style-name="T27">class</text:span><text:span text:style-name="T3">=</text:span><text:span text:style-name="T13">"inputFormW"</text:span><text:span text:style-name="T3"> </text:span><text:span text:style-name="T27">id</text:span><text:span text:style-name="T3">=</text:span><text:span text:style-name="T13">"word"</text:span><text:span text:style-name="T3"> </text:span><text:span text:style-name="T27">placeholder</text:span><text:span text:style-name="T3">=</text:span><text:span text:style-name="T13">"word"</text:span><text:span text:style-name="T3"> </text:span><text:span text:style-name="T27">name</text:span><text:span text:style-name="T3">=</text:span><text:span text:style-name="T13">"word"</text:span></text:p>
      <text:p text:style-name="P9">                      <text:span text:style-name="T27">readonly</text:span><text:span text:style-name="T25">&gt;</text:span></text:p>
      <text:p text:style-name="P9">              <text:span text:style-name="T25">&lt;/div&gt;</text:span></text:p>
      <text:p text:style-name="P9">              <text:span text:style-name="T25">&lt;div</text:span><text:span text:style-name="T3"> </text:span><text:span text:style-name="T27">class</text:span><text:span text:style-name="T3">=</text:span><text:span text:style-name="T13">"formWordsGroup"</text:span><text:span text:style-name="T25">&gt;</text:span></text:p>
      <text:p text:style-name="P10">                  <text:span text:style-name="T25">&lt;input</text:span><text:span text:style-name="T3"> </text:span><text:span text:style-name="T27">type</text:span><text:span text:style-name="T3">=</text:span><text:span text:style-name="T13">"text"</text:span><text:span text:style-name="T3"> </text:span><text:span text:style-name="T27">class</text:span><text:span text:style-name="T3">=</text:span><text:span text:style-name="T13">"inputFormW"</text:span><text:span text:style-name="T3"> </text:span><text:span text:style-name="T27">id</text:span><text:span text:style-name="T3">=</text:span><text:span text:style-name="T13">"synonym"</text:span><text:span text:style-name="T3"> </text:span><text:span text:style-name="T27">placeholder</text:span><text:span text:style-name="T3">=</text:span><text:span text:style-name="T13">"synonym"</text:span><text:span text:style-name="T3"> </text:span></text:p>
      <text:p text:style-name="P10"><text:span text:style-name="T27"><text:s text:c="16"/>name</text:span><text:span text:style-name="T3">=</text:span><text:span text:style-name="T13">"synonym"</text:span><text:span text:style-name="T25">&gt;</text:span></text:p>
      <text:p text:style-name="P9">              <text:span text:style-name="T25">&lt;/div&gt;</text:span></text:p>
      <text:p text:style-name="P9">              <text:span text:style-name="T25">&lt;div</text:span><text:span text:style-name="T3"> </text:span><text:span text:style-name="T27">class</text:span><text:span text:style-name="T3">=</text:span><text:span text:style-name="T13">"formWordsGroup"</text:span><text:span text:style-name="T25">&gt;</text:span></text:p>
      <text:p text:style-name="P10">                  <text:span text:style-name="T25">&lt;input</text:span><text:span text:style-name="T3"> </text:span><text:span text:style-name="T27">type</text:span><text:span text:style-name="T3">=</text:span><text:span text:style-name="T13">"text"</text:span><text:span text:style-name="T3"> </text:span><text:span text:style-name="T27">class</text:span><text:span text:style-name="T3">=</text:span><text:span text:style-name="T13">"inputFormW"</text:span><text:span text:style-name="T3"> </text:span><text:span text:style-name="T27">id</text:span><text:span text:style-name="T3">=</text:span><text:span text:style-name="T13">"translation"</text:span><text:span text:style-name="T3"> </text:span><text:span text:style-name="T27">placeholder</text:span><text:span text:style-name="T3">=</text:span><text:span text:style-name="T13">"translation"</text:span><text:span text:style-name="T3"> </text:span></text:p>
      <text:p text:style-name="P10"><text:span text:style-name="T27"><text:s text:c="16"/>name</text:span><text:span text:style-name="T3">=</text:span><text:span text:style-name="T13">"translation"</text:span><text:span text:style-name="T25">&gt;</text:span></text:p>
      <text:p text:style-name="P9">              <text:span text:style-name="T25">&lt;/div&gt;</text:span></text:p>
      <text:p text:style-name="P9">              <text:span text:style-name="T25">&lt;label</text:span><text:span text:style-name="T3"> </text:span><text:span text:style-name="T27">for</text:span><text:span text:style-name="T3">=</text:span><text:span text:style-name="T13">"type-select"</text:span><text:span text:style-name="T25">&gt;</text:span><text:span text:style-name="T3">Selected type:</text:span><text:span text:style-name="T25">&lt;/label&gt;&lt;br&gt;</text:span></text:p>
      <text:p text:style-name="P9">              <text:span text:style-name="T25">&lt;select</text:span><text:span text:style-name="T3"> </text:span><text:span text:style-name="T27">class</text:span><text:span text:style-name="T3">=</text:span><text:span text:style-name="T13">"selForm"</text:span><text:span text:style-name="T3"> </text:span><text:span text:style-name="T27">name</text:span><text:span text:style-name="T3">=</text:span><text:span text:style-name="T13">"type"</text:span><text:span text:style-name="T3"> </text:span><text:span text:style-name="T27">id</text:span><text:span text:style-name="T3">=</text:span><text:span text:style-name="T13">"type-select"</text:span><text:span text:style-name="T25">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"</text:span><text:span text:style-name="T25">&gt;&lt;/option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noun"</text:span><text:span text:style-name="T25">&gt;</text:span><text:span text:style-name="T3">Noun</text:span><text:span text:style-name="T25">&lt;/option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verb"</text:span><text:span text:style-name="T25">&gt;</text:span><text:span text:style-name="T3">Verb</text:span><text:span text:style-name="T25">&lt;/option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adjective"</text:span><text:span text:style-name="T25">&gt;</text:span><text:span text:style-name="T3">Adjective</text:span><text:span text:style-name="T25">&lt;/option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adverb"</text:span><text:span text:style-name="T25">&gt;</text:span><text:span text:style-name="T3">Adverb</text:span><text:span text:style-name="T25">&lt;/option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phrasal_v"</text:span><text:span text:style-name="T25">&gt;</text:span><text:span text:style-name="T3">Phrasal verb</text:span><text:span text:style-name="T25">&lt;/option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idiom"</text:span><text:span text:style-name="T25">&gt;</text:span><text:span text:style-name="T3">Idiom</text:span><text:span text:style-name="T25">&lt;/option&gt;</text:span></text:p>
      <text:p text:style-name="P9">                  <text:span text:style-name="T25">&lt;option</text:span><text:span text:style-name="T3"> </text:span><text:span text:style-name="T27">value</text:span><text:span text:style-name="T3">=</text:span><text:span text:style-name="T13">"other"</text:span><text:span text:style-name="T25">&gt;</text:span><text:span text:style-name="T3">Other</text:span><text:span text:style-name="T25">&lt;/option&gt;</text:span></text:p>
      <text:p text:style-name="P9">              <text:span text:style-name="T25">&lt;/select&gt;&lt;br&gt;</text:span></text:p>
      <text:p text:style-name="P9">          <text:span text:style-name="T25">&lt;/form&gt;</text:span></text:p>
      <text:p text:style-name="P10">          <text:span text:style-name="T25">&lt;input</text:span><text:span text:style-name="T3"> </text:span><text:span text:style-name="T27">type</text:span><text:span text:style-name="T3">=</text:span><text:span text:style-name="T13">"button"</text:span><text:span text:style-name="T3"> </text:span><text:span text:style-name="T27">name</text:span><text:span text:style-name="T3">=</text:span><text:span text:style-name="T13">"save"</text:span><text:span text:style-name="T3"> </text:span><text:span text:style-name="T27">class</text:span><text:span text:style-name="T3">=</text:span><text:span text:style-name="T13">"btnSave"</text:span><text:span text:style-name="T3"> </text:span><text:span text:style-name="T27">value</text:span><text:span text:style-name="T3">=</text:span><text:span text:style-name="T13">"Save"</text:span><text:span text:style-name="T3"> </text:span><text:span text:style-name="T27">id</text:span><text:span text:style-name="T3">=</text:span><text:span text:style-name="T13">"butsave"</text:span><text:span text:style-name="T3"> </text:span></text:p>
      <text:p text:style-name="P10"><text:span text:style-name="T27"><text:s text:c="11"/>onclick</text:span><text:span text:style-name="T3">=</text:span><text:span text:style-name="T13">"</text:span><text:span text:style-name="T18">handleWordSubmit()</text:span><text:span text:style-name="T13">"</text:span><text:span text:style-name="T25">&gt;</text:span></text:p>
      <text:p text:style-name="P10">          <text:span text:style-name="T25">&lt;input</text:span><text:span text:style-name="T3"> </text:span><text:span text:style-name="T27">type</text:span><text:span text:style-name="T3">=</text:span><text:span text:style-name="T13">"button"</text:span><text:span text:style-name="T3"> </text:span><text:span text:style-name="T27">name</text:span><text:span text:style-name="T3">=</text:span><text:span text:style-name="T13">"delete"</text:span><text:span text:style-name="T3"> </text:span><text:span text:style-name="T27">class</text:span><text:span text:style-name="T3">=</text:span><text:span text:style-name="T13">"btnDelW"</text:span><text:span text:style-name="T3"> </text:span><text:span text:style-name="T27">value</text:span><text:span text:style-name="T3">=</text:span><text:span text:style-name="T13">"Delete"</text:span><text:span text:style-name="T3"> </text:span><text:span text:style-name="T27">id</text:span><text:span text:style-name="T3">=</text:span><text:span text:style-name="T13">"btnDeleteW"</text:span><text:span text:style-name="T3"> </text:span></text:p>
      <text:p text:style-name="P10"><text:span text:style-name="T27"><text:s text:c="11"/>onclick</text:span><text:span text:style-name="T3">=</text:span><text:span text:style-name="T13">"</text:span><text:span text:style-name="T18">deleteW()</text:span><text:span text:style-name="T13">"</text:span><text:span text:style-name="T25">&gt;</text:span></text:p>
      <text:p text:style-name="P9">      <text:span text:style-name="T25">&lt;/div&gt;</text:span></text:p>
      <text:p text:style-name="P9">  <text:span text:style-name="T25">&lt;/div&gt;</text:span></text:p>
      <text:p text:style-name="P18"/>
      <text:p text:style-name="P10">  <text:span text:style-name="T25">&lt;div</text:span><text:span text:style-name="T3"> </text:span><text:span text:style-name="T27">class</text:span><text:span text:style-name="T3">=</text:span><text:span text:style-name="T13">"col_c"</text:span><text:span text:style-name="T3"> </text:span><text:span text:style-name="T27">id</text:span><text:span text:style-name="T3">=</text:span><text:span text:style-name="T13">"cont"</text:span><text:span text:style-name="T3"> </text:span><text:span text:style-name="T27">data-text-id</text:span><text:span text:style-name="T3">=</text:span><text:span text:style-name="T13">{{text_id}}</text:span><text:span text:style-name="T3"> </text:span><text:span text:style-name="T27">onclick</text:span><text:span text:style-name="T3">=</text:span><text:span text:style-name="T13">"</text:span><text:span text:style-name="T18">callword()</text:span><text:span text:style-name="T13">"</text:span><text:span text:style-name="T3"> </text:span></text:p>
      <text:p text:style-name="P10"><text:span text:style-name="T27"><text:s text:c="5"/>oncontextmenu</text:span><text:span text:style-name="T3">=</text:span><text:span text:style-name="T13">"</text:span><text:span text:style-name="T18">superSave()</text:span><text:span text:style-name="T13">; return false; "</text:span><text:span text:style-name="T25">&gt;</text:span></text:p>
      <text:p text:style-name="P9">      <text:span text:style-name="T3">{% include "pages/view.html" with text_id=text_id %}</text:span></text:p>
      <text:p text:style-name="P9">      <text:span text:style-name="T25">&lt;span</text:span><text:span text:style-name="T3"> </text:span><text:span text:style-name="T27">class</text:span><text:span text:style-name="T3">=</text:span><text:span text:style-name="T13">"superSave"</text:span><text:span text:style-name="T25">&gt;</text:span></text:p>
      <text:p text:style-name="P9">        <text:span text:style-name="T23">&lt;!-- &lt;button class="chooseW" onclick="handleWordSubmit()"&gt;SAVE&lt;/button&gt; --&gt;</text:span></text:p>
      <text:p text:style-name="P9">      <text:span text:style-name="T25">&lt;/span&gt;</text:span></text:p>
      <text:p text:style-name="P9">  <text:span text:style-name="T25">&lt;/div&gt;</text:span></text:p>
      <text:p text:style-name="P18"/>
      <text:p text:style-name="P9">  <text:span text:style-name="T25">&lt;div</text:span><text:span text:style-name="T3"> </text:span><text:span text:style-name="T27">class</text:span><text:span text:style-name="T3">=</text:span><text:span text:style-name="T13">"col_r"</text:span><text:span text:style-name="T3"> </text:span><text:span text:style-name="T27">id</text:span><text:span text:style-name="T3">=</text:span><text:span text:style-name="T13">"lateral-r"</text:span><text:span text:style-name="T25">&gt;</text:span></text:p>
      <text:p text:style-name="P9">      <text:span text:style-name="T25">&lt;div</text:span><text:span text:style-name="T3"> </text:span><text:span text:style-name="T27">class</text:span><text:span text:style-name="T3">=</text:span><text:span text:style-name="T13">"btnDb"</text:span><text:span text:style-name="T25">&gt;</text:span></text:p>
      <text:p text:style-name="P9">          <text:span text:style-name="T25">&lt;button</text:span><text:span text:style-name="T3"> </text:span><text:span text:style-name="T27">class</text:span><text:span text:style-name="T3">=</text:span><text:span text:style-name="T13">"btnMyDb"</text:span><text:span text:style-name="T25">&gt;</text:span><text:span text:style-name="T3">My Words</text:span><text:span text:style-name="T25">&lt;/button&gt;</text:span></text:p>
      <text:p text:style-name="P10">          <text:span text:style-name="T25">&lt;button</text:span><text:span text:style-name="T3"> </text:span><text:span text:style-name="T27">class</text:span><text:span text:style-name="T3">=</text:span><text:span text:style-name="T13">"btnGeneralDb"</text:span><text:span text:style-name="T25">&gt;</text:span><text:span text:style-name="T3">All Words</text:span><text:span text:style-name="T25">&lt;/button&gt;</text:span></text:p>
      <text:p text:style-name="P10"><text:span text:style-name="T25"><text:s text:c="5"/>&lt;button</text:span><text:span text:style-name="T3"> </text:span><text:span text:style-name="T27">class</text:span><text:span text:style-name="T3">=</text:span><text:span text:style-name="T13">"btnReport"</text:span><text:span text:style-name="T25">&gt;&lt;i</text:span><text:span text:style-name="T3"> </text:span><text:span text:style-name="T27">class</text:span><text:span text:style-name="T3">=</text:span><text:span text:style-name="T13">"fa fa-exclamation"</text:span><text:span text:style-name="T3"> </text:span><text:span text:style-name="T27">aria-hidden</text:span><text:span text:style-name="T3">=</text:span><text:span text:style-name="T13">"true"</text:span><text:span text:style-name="T25">&gt;&lt;/i&gt;&lt;/button&gt;</text:span></text:p>
      <text:p text:style-name="P9">      <text:span text:style-name="T25">&lt;/div&gt;</text:span></text:p>
      <text:p text:style-name="P9">      <text:span text:style-name="T25">&lt;div</text:span><text:span text:style-name="T3"> </text:span><text:span text:style-name="T27">class</text:span><text:span text:style-name="T3">=</text:span><text:span text:style-name="T13">"suggestions"</text:span><text:span text:style-name="T25">&gt;</text:span></text:p>
      <text:p text:style-name="P9">          <text:span text:style-name="T25">&lt;div</text:span><text:span text:style-name="T3"> </text:span><text:span text:style-name="T27">class</text:span><text:span text:style-name="T3">=</text:span><text:span text:style-name="T13">"formSuggGroup"</text:span><text:span text:style-name="T25">&gt;</text:span></text:p>
      <text:p text:style-name="P9">              <text:span text:style-name="T25">&lt;input</text:span><text:span text:style-name="T3"> </text:span><text:span text:style-name="T27">type</text:span><text:span text:style-name="T3">=</text:span><text:span text:style-name="T13">"text"</text:span><text:span text:style-name="T3"> </text:span><text:span text:style-name="T27">class</text:span><text:span text:style-name="T3">=</text:span><text:span text:style-name="T13">"formSugg"</text:span><text:span text:style-name="T3"> </text:span><text:span text:style-name="T27">id</text:span><text:span text:style-name="T3">=</text:span><text:span text:style-name="T13">"synonym2"</text:span><text:span text:style-name="T3"> </text:span><text:span text:style-name="T27">placeholder</text:span><text:span text:style-name="T3">=</text:span><text:span text:style-name="T13">"synonym"</text:span><text:span text:style-name="T3"> </text:span><text:span text:style-name="T27">name</text:span><text:span text:style-name="T3">=</text:span><text:span text:style-name="T13">"synonym"</text:span><text:span text:style-name="T27">onclick</text:span><text:span text:style-name="T3">=</text:span><text:span text:style-name="T13">"</text:span><text:span text:style-name="T18">addsyn()</text:span><text:span text:style-name="T13">"</text:span><text:span text:style-name="T3"> </text:span><text:span text:style-name="T27">readonly</text:span><text:span text:style-name="T25">&gt;</text:span></text:p>
      <text:p text:style-name="P9"><text:soft-page-break/>          <text:span text:style-name="T25">&lt;/div&gt;</text:span></text:p>
      <text:p text:style-name="P9">          <text:span text:style-name="T25">&lt;div</text:span><text:span text:style-name="T3"> </text:span><text:span text:style-name="T27">class</text:span><text:span text:style-name="T3">=</text:span><text:span text:style-name="T13">"formSuggGroup"</text:span><text:span text:style-name="T25">&gt;</text:span></text:p>
      <text:p text:style-name="P9">              <text:span text:style-name="T25">&lt;input</text:span><text:span text:style-name="T3"> </text:span><text:span text:style-name="T27">type</text:span><text:span text:style-name="T3">=</text:span><text:span text:style-name="T13">"text"</text:span><text:span text:style-name="T3"> </text:span><text:span text:style-name="T27">class</text:span><text:span text:style-name="T3">=</text:span><text:span text:style-name="T13">"formSugg"</text:span><text:span text:style-name="T3"> </text:span><text:span text:style-name="T27">id</text:span><text:span text:style-name="T3">=</text:span><text:span text:style-name="T13">"translation2"</text:span><text:span text:style-name="T3"> </text:span><text:span text:style-name="T27">placeholder</text:span><text:span text:style-name="T3">=</text:span><text:span text:style-name="T13">"translation"</text:span><text:span text:style-name="T3"> </text:span><text:span text:style-name="T27">name</text:span><text:span text:style-name="T3">=</text:span><text:span text:style-name="T13">"translation"</text:span><text:span text:style-name="T3"> </text:span><text:span text:style-name="T27">onclick</text:span><text:span text:style-name="T3">=</text:span><text:span text:style-name="T13">"</text:span><text:span text:style-name="T18">addtr()</text:span><text:span text:style-name="T13">"</text:span><text:span text:style-name="T25">&gt;</text:span></text:p>
      <text:p text:style-name="P9">          <text:span text:style-name="T25">&lt;/div&gt;</text:span></text:p>
      <text:p text:style-name="P9">          <text:span text:style-name="T25">&lt;div</text:span><text:span text:style-name="T3"> </text:span><text:span text:style-name="T27">class</text:span><text:span text:style-name="T3">=</text:span><text:span text:style-name="T13">"btnMobile"</text:span><text:span text:style-name="T25">&gt;&lt;/div&gt;</text:span></text:p>
      <text:p text:style-name="P9">      <text:span text:style-name="T25">&lt;/div&gt;</text:span></text:p>
      <text:p text:style-name="P9">  <text:span text:style-name="T25">&lt;/div&gt;</text:span></text:p>
      <text:p text:style-name="P18"/>
      <text:p text:style-name="P9">  <text:span text:style-name="T25">&lt;div</text:span><text:span text:style-name="T3"> </text:span><text:span text:style-name="T27">class</text:span><text:span text:style-name="T3">=</text:span><text:span text:style-name="T13">"colorGram"</text:span><text:span text:style-name="T25">&gt;</text:span></text:p>
      <text:p text:style-name="P9">      <text:span text:style-name="T25">&lt;div</text:span><text:span text:style-name="T3"> </text:span><text:span text:style-name="T27">id</text:span><text:span text:style-name="T3">=</text:span><text:span text:style-name="T13">"grammar-buttons"</text:span><text:span text:style-name="T3">  </text:span><text:span text:style-name="T27">class</text:span><text:span text:style-name="T3">=</text:span><text:span text:style-name="T13">"btnGram"</text:span><text:span text:style-name="T25">&gt;&lt;/div&gt;</text:span></text:p>
      <text:p text:style-name="P9">      <text:span text:style-name="T25">&lt;button</text:span><text:span text:style-name="T3"> </text:span><text:span text:style-name="T27">class</text:span><text:span text:style-name="T3">=</text:span><text:span text:style-name="T13">"btnColor"</text:span><text:span text:style-name="T3"> </text:span><text:span text:style-name="T27">onclick</text:span><text:span text:style-name="T3">=</text:span><text:span text:style-name="T13">"</text:span><text:span text:style-name="T18">colorGram()</text:span><text:span text:style-name="T13">"</text:span><text:span text:style-name="T25">&gt;&lt;/button&gt;</text:span></text:p>
      <text:p text:style-name="P9">  <text:span text:style-name="T25">&lt;/div&gt;</text:span></text:p>
      <text:p text:style-name="P9">  </text:p>
      <text:p text:style-name="P18"/>
      <text:p text:style-name="P12">&lt;/div&gt;</text:p>
      <text:p text:style-name="P18"/>
      <text:p text:style-name="P13">&lt;!-- The Modal --&gt;</text:p>
      <text:p text:style-name="P4"><text:span text:style-name="T24">&lt;div</text:span> <text:span text:style-name="T26">id</text:span>=<text:span text:style-name="T12">"myModal"</text:span> <text:span text:style-name="T26">class</text:span>=<text:span text:style-name="T12">"modal"</text:span><text:span text:style-name="T24">&gt;</text:span></text:p>
      <text:p text:style-name="P18"/>
      <text:p text:style-name="P9">  <text:span text:style-name="T23">&lt;!-- Modal content --&gt;</text:span></text:p>
      <text:p text:style-name="P9">  <text:span text:style-name="T25">&lt;div</text:span><text:span text:style-name="T3"> </text:span><text:span text:style-name="T27">class</text:span><text:span text:style-name="T3">=</text:span><text:span text:style-name="T13">"modal-content"</text:span><text:span text:style-name="T25">&gt;</text:span></text:p>
      <text:p text:style-name="P9">    <text:span text:style-name="T25">&lt;div</text:span><text:span text:style-name="T3"> </text:span><text:span text:style-name="T27">class</text:span><text:span text:style-name="T3">=</text:span><text:span text:style-name="T13">"modal-header"</text:span><text:span text:style-name="T25">&gt;</text:span></text:p>
      <text:p text:style-name="P9">      <text:span text:style-name="T25">&lt;h2&gt;</text:span><text:span text:style-name="T3">Languages</text:span><text:span text:style-name="T25">&lt;/h2&gt;</text:span></text:p>
      <text:p text:style-name="P9">    <text:span text:style-name="T25">&lt;/div&gt;</text:span></text:p>
      <text:p text:style-name="P9">    <text:span text:style-name="T25">&lt;div</text:span><text:span text:style-name="T3"> </text:span><text:span text:style-name="T27">class</text:span><text:span text:style-name="T3">=</text:span><text:span text:style-name="T13">"modal-body"</text:span><text:span text:style-name="T25">&gt;</text:span></text:p>
      <text:p text:style-name="P9">      <text:span text:style-name="T25">&lt;div</text:span><text:span text:style-name="T3"> </text:span><text:span text:style-name="T27">class</text:span><text:span text:style-name="T3">=</text:span><text:span text:style-name="T13">"selColL"</text:span><text:span text:style-name="T25">&gt;</text:span></text:p>
      <text:p text:style-name="P9">          <text:span text:style-name="T25">&lt;label</text:span><text:span text:style-name="T3"> </text:span><text:span text:style-name="T27">for</text:span><text:span text:style-name="T3">=</text:span><text:span text:style-name="T13">"original-select"</text:span><text:span text:style-name="T25">&gt;</text:span><text:span text:style-name="T3">Original lang:</text:span><text:span text:style-name="T25">&lt;/label&gt;&lt;br&gt;</text:span></text:p>
      <text:p text:style-name="P9">          <text:span text:style-name="T25">&lt;select</text:span><text:span text:style-name="T3"> </text:span><text:span text:style-name="T27">class</text:span><text:span text:style-name="T3">=</text:span><text:span text:style-name="T13">"selForm"</text:span><text:span text:style-name="T3"> </text:span><text:span text:style-name="T27">name</text:span><text:span text:style-name="T3">=</text:span><text:span text:style-name="T13">"original"</text:span><text:span text:style-name="T3"> </text:span><text:span text:style-name="T27">id</text:span><text:span text:style-name="T3">=</text:span><text:span text:style-name="T13">"original-select"</text:span><text:span text:style-name="T3"> </text:span><text:span text:style-name="T27">onchange</text:span><text:span text:style-name="T3">=</text:span><text:span text:style-name="T13">"showButts()"</text:span><text:span text:style-name="T25">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"</text:span><text:span text:style-name="T25">&gt;</text:span><text:span text:style-name="T3">--Please choose an option--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ita"</text:span><text:span text:style-name="T25">&gt;</text:span><text:span text:style-name="T3">Italian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eng"</text:span><text:span text:style-name="T25">&gt;</text:span><text:span text:style-name="T3">English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es"</text:span><text:span text:style-name="T25">&gt;</text:span><text:span text:style-name="T3">Spanish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fr"</text:span><text:span text:style-name="T25">&gt;</text:span><text:span text:style-name="T3">French</text:span><text:span text:style-name="T25">&lt;/option&gt;</text:span></text:p>
      <text:p text:style-name="P9">          <text:span text:style-name="T25">&lt;/select&gt;&lt;br&gt;</text:span></text:p>
      <text:p text:style-name="P19"/>
      <text:p text:style-name="P9">          <text:span text:style-name="T25">&lt;label</text:span><text:span text:style-name="T3"> </text:span><text:span text:style-name="T27">for</text:span><text:span text:style-name="T3">=</text:span><text:span text:style-name="T13">"translated-select"</text:span><text:span text:style-name="T25">&gt;</text:span><text:span text:style-name="T3">Translated lang:</text:span><text:span text:style-name="T25">&lt;/label&gt;&lt;br&gt;</text:span></text:p>
      <text:p text:style-name="P9">          <text:span text:style-name="T25">&lt;select</text:span><text:span text:style-name="T3"> </text:span><text:span text:style-name="T27">class</text:span><text:span text:style-name="T3">=</text:span><text:span text:style-name="T13">"selForm"</text:span><text:span text:style-name="T3"> </text:span><text:span text:style-name="T27">name</text:span><text:span text:style-name="T3">=</text:span><text:span text:style-name="T13">"translated"</text:span><text:span text:style-name="T3"> </text:span><text:span text:style-name="T27">id</text:span><text:span text:style-name="T3">=</text:span><text:span text:style-name="T13">"translated-select"</text:span><text:span text:style-name="T25">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"</text:span><text:span text:style-name="T25">&gt;</text:span><text:span text:style-name="T3">--Please choose an option--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ita"</text:span><text:span text:style-name="T25">&gt;</text:span><text:span text:style-name="T3">Italian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eng"</text:span><text:span text:style-name="T25">&gt;</text:span><text:span text:style-name="T3">English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es"</text:span><text:span text:style-name="T25">&gt;</text:span><text:span text:style-name="T3">Spanish</text:span><text:span text:style-name="T25">&lt;/option&gt;</text:span></text:p>
      <text:p text:style-name="P9">              <text:span text:style-name="T25">&lt;option</text:span><text:span text:style-name="T3"> </text:span><text:span text:style-name="T27">value</text:span><text:span text:style-name="T3">=</text:span><text:span text:style-name="T13">"fr"</text:span><text:span text:style-name="T25">&gt;</text:span><text:span text:style-name="T3">French</text:span><text:span text:style-name="T25">&lt;/option&gt;</text:span></text:p>
      <text:p text:style-name="P9">          <text:span text:style-name="T25">&lt;/select&gt;&lt;br&gt;</text:span></text:p>
      <text:p text:style-name="P9">          <text:span text:style-name="T23">&lt;!-- &lt;span class="close"&gt;&amp;times;&lt;/span&gt; --&gt;</text:span></text:p>
      <text:p text:style-name="P9">          <text:span text:style-name="T25">&lt;span</text:span><text:span text:style-name="T3"> </text:span><text:span text:style-name="T27">class</text:span><text:span text:style-name="T3">=</text:span><text:span text:style-name="T13">"close"</text:span><text:span text:style-name="T25">&gt;</text:span><text:span text:style-name="T3">SAVE</text:span><text:span text:style-name="T25">&lt;/span&gt;</text:span></text:p>
      <text:p text:style-name="P9">      <text:span text:style-name="T25">&lt;/div&gt;</text:span></text:p>
      <text:p text:style-name="P9">    <text:span text:style-name="T25">&lt;/div&gt;</text:span></text:p>
      <text:p text:style-name="P9">    <text:span text:style-name="T23">&lt;!-- &lt;div class="modal-footer"&gt;</text:span></text:p>
      <text:p text:style-name="P14">      <text:span text:style-name="T3">&lt;h3&gt;Modal Footer&lt;/h3&gt;</text:span></text:p>
      <text:p text:style-name="P14">    <text:span text:style-name="T3">&lt;/div&gt; --&gt;</text:span></text:p>
      <text:p text:style-name="P9">  <text:span text:style-name="T25">&lt;/div&gt;</text:span></text:p>
      <text:p text:style-name="P18"/>
      <text:p text:style-name="P12">&lt;/div&gt;</text:p>
      <text:p text:style-name="P18"/>
      <text:p text:style-name="P4">{% endblock content %}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JetBrains Mono" svg:font-family="'JetBrains Mono'" style:font-adornments="Standard" style:font-family-generic="modern" style:font-pitch="fixed"/>
    <style:font-face style:name="JetBrains Mono Bold" svg:font-family="'JetBrains Mono Bold'" style:font-adornments="Grassetto" style:font-family-generic="modern" style:font-pitch="fixed"/>
    <style:font-face style:name="JetBrains Mono Extra Bold" svg:font-family="'JetBrains Mono Extra Bold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e" style:font-family-generic="swiss" style:font-pitch="variable"/>
    <style:font-face style:name="Segoe UI Black" svg:font-family="'Segoe UI Black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12cm" style:contextual-spacing="false" fo:text-indent="0cm" style:auto-text-indent="false"/>
      <style:text-properties style:font-name="Segoe UI" fo:font-family="'Segoe UI'" style:font-style-name="Normale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text-properties style:font-name="Segoe UI" fo:font-family="'Segoe UI'" style:font-style-name="Normale" style:font-family-generic="swiss" style:font-pitch="variable" fo:font-style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Segoe UI Black" fo:font-family="'Segoe UI Black'" style:font-style-name="Standard" style:font-family-generic="swiss" style:font-pitch="variable" fo:font-size="18pt" fo:font-weight="9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Segoe UI Black" fo:font-family="'Segoe UI Black'" style:font-style-name="Standard" style:font-family-generic="swiss" style:font-pitch="variable" fo:font-size="85%" fo:font-weight="900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Segoe UI Black" fo:font-family="'Segoe UI Black'" style:font-style-name="Standard" style:font-family-generic="swiss" style:font-pitch="variable" fo:font-weight="9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Segoe UI Black" fo:font-family="'Segoe UI Black'" style:font-style-name="Standard" style:font-family-generic="swiss" style:font-pitch="variable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egoe UI Black" fo:font-family="'Segoe UI Black'" style:font-style-name="Standard" style:font-family-generic="swiss" style:font-pitch="variable" fo:font-size="115%" fo:font-weight="9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egoe UI Black" fo:font-family="'Segoe UI Black'" style:font-style-name="Standard" style:font-family-generic="swiss" style:font-pitch="variable" fo:font-size="14pt" fo:font-style="normal" fo:font-weight="9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egoe UI Black" fo:font-family="'Segoe UI Black'" style:font-style-name="Standard" style:font-family-generic="swiss" style:font-pitch="variable" fo:font-size="14pt" fo:font-weight="9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Segoe UI Black" fo:font-family="'Segoe UI Black'" style:font-style-name="Standard" style:font-family-generic="swiss" style:font-pitch="variable" fo:font-size="85%" fo:font-style="normal" fo:font-weight="900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Jet" style:family="text">
      <style:text-properties style:font-name="JetBrains Mono" fo:font-family="'JetBrains Mono'" style:font-style-name="Standard" style:font-family-generic="modern" style:font-pitch="fixed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JetB" style:family="text" style:parent-style-name="Jet">
      <style:text-properties style:font-name="JetBrains Mono Bold" fo:font-family="'JetBrains Mono Bold'" style:font-style-name="Grassetto" style:font-family-generic="modern" style:font-pitch="fixed" fo:language="zxx" fo:country="none" fo:font-style="normal" style:text-underline-style="none" fo:font-weight="bol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Body" style:family="text">
      <style:text-properties style:font-name="Segoe UI" fo:font-family="'Segoe UI'" style:font-style-name="Normale" style:font-family-generic="swiss" style:font-pitch="variable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9H32M8S</meta:editing-duration>
    <meta:editing-cycles>1330</meta:editing-cycles>
    <meta:generator>LibreOffice/7.1.1.2$Windows_X86_64 LibreOffice_project/fe0b08f4af1bacafe4c7ecc87ce55bb426164676</meta:generator>
    <dc:date>2021-09-30T12:26:14.935000000</dc:date>
    <meta:document-statistic meta:table-count="0" meta:image-count="0" meta:object-count="0" meta:page-count="9" meta:paragraph-count="445" meta:word-count="1352" meta:character-count="15677" meta:non-whitespace-character-count="11893"/>
    <meta:user-defined meta:name="Info 1"/>
    <meta:user-defined meta:name="Info 2"/>
    <meta:user-defined meta:name="Info 3"/>
    <meta:user-defined meta:name="Info 4"/>
  </office:meta>
</office:document-meta>
</file>